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40.1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ピボットテーブルの角">
      <style:table-cell-properties fo:border-bottom="none" fo:border-left="2.01pt solid #000000" fo:border-right="none" fo:border-top="2.01pt solid #000000"/>
    </style:style>
    <style:style style:name="ce2" style:family="table-cell" style:parent-style-name="ピボットテーブルのフィールド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ピボットテーブルのカテゴリー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ピボットテーブルのカテゴリー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ピボットテーブルのカテゴリー" style:data-style-name="N0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ピボットテーブルのカテゴリー" style:data-style-name="N0">
      <style:table-cell-properties fo:border-bottom="2.01pt solid #000000" fo:border-left="2.01pt solid #000000" fo:border-right="0.99pt solid #000000" fo:border-top="none"/>
    </style:style>
    <style:style style:name="ce15" style:family="table-cell" style:parent-style-name="ピボットテーブルのフィールド">
      <style:table-cell-properties fo:border-bottom="0.06pt solid #000000" fo:border-left="none" fo:border-right="none" fo:border-top="0.06pt solid #000000"/>
    </style:style>
    <style:style style:name="ce3" style:family="table-cell" style:parent-style-name="ピボットテーブルのカテゴリー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ピボットテーブルのカテゴリー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ピボットテーブルのカテゴリー" style:data-style-name="N0">
      <style:table-cell-properties fo:border-bottom="0.99pt solid #000000" fo:border-left="2.01pt solid #000000" fo:border-right="0.99pt solid #000000" fo:border-top="none"/>
    </style:style>
    <style:style style:name="ce12" style:family="table-cell" style:parent-style-name="ピボットテーブルのカテゴリー" style:data-style-name="N0">
      <style:table-cell-properties fo:border-bottom="2.01pt solid #000000" fo:border-left="2.01pt solid #000000" fo:border-right="0.99pt solid #000000" fo:border-top="none"/>
    </style:style>
    <style:style style:name="ce25" style:family="table-cell" style:parent-style-name="ピボットテーブルの角">
      <style:table-cell-properties fo:border-bottom="none" fo:border-left="none" fo:border-right="0.99pt solid #000000" fo:border-top="2.01pt solid #000000"/>
    </style:style>
    <style:style style:name="ce26" style:family="table-cell" style:parent-style-name="ピボットテーブルのフィールド">
      <style:table-cell-properties fo:border="0.99pt solid #000000"/>
    </style:style>
    <style:style style:name="ce27" style:family="table-cell" style:parent-style-name="ピボットテーブルのカテゴリー" style:data-style-name="N0">
      <style:table-cell-properties fo:border-bottom="none" fo:border-left="0.99pt solid #000000" fo:border-right="0.99pt solid #000000" fo:border-top="0.99pt solid #000000"/>
    </style:style>
    <style:style style:name="ce28" style:family="table-cell" style:parent-style-name="ピボットテーブルのカテゴリー" style:data-style-name="N0">
      <style:table-cell-properties fo:border-bottom="none" fo:border-left="0.99pt solid #000000" fo:border-right="0.99pt solid #000000" fo:border-top="none"/>
    </style:style>
    <style:style style:name="ce29" style:family="table-cell" style:parent-style-name="ピボットテーブルのカテゴリー" style:data-style-name="N0">
      <style:table-cell-properties fo:border-bottom="0.99pt solid #000000" fo:border-left="0.99pt solid #000000" fo:border-right="0.99pt solid #000000" fo:border-top="none"/>
    </style:style>
    <style:style style:name="ce30" style:family="table-cell" style:parent-style-name="ピボットテーブルのカテゴリー" style:data-style-name="N0">
      <style:table-cell-properties fo:border-bottom="2.01pt solid #000000" fo:border-left="0.99pt solid #000000" fo:border-right="0.99pt solid #000000" fo:border-top="none"/>
    </style:style>
    <style:style style:name="ce16" style:family="table-cell" style:parent-style-name="ピボットテーブルのカテゴリー" style:data-style-name="N0">
      <style:table-cell-properties fo:border-bottom="none" fo:border-left="0.99pt solid #000000" fo:border-right="0.99pt solid #000000" fo:border-top="0.99pt solid #000000"/>
    </style:style>
    <style:style style:name="ce17" style:family="table-cell" style:parent-style-name="ピボットテーブルのカテゴリー" style:data-style-name="N0">
      <style:table-cell-properties fo:border-bottom="none" fo:border-left="0.99pt solid #000000" fo:border-right="0.99pt solid #000000" fo:border-top="none"/>
    </style:style>
    <style:style style:name="ce18" style:family="table-cell" style:parent-style-name="ピボットテーブルのカテゴリー" style:data-style-name="N0">
      <style:table-cell-properties fo:border-bottom="0.99pt solid #000000" fo:border-left="0.99pt solid #000000" fo:border-right="0.99pt solid #000000" fo:border-top="none"/>
    </style:style>
    <style:style style:name="ce19" style:family="table-cell" style:parent-style-name="ピボットテーブルのカテゴリー" style:data-style-name="N0">
      <style:table-cell-properties fo:border-bottom="2.01pt solid #000000" fo:border-left="0.99pt solid #000000" fo:border-right="0.99pt solid #000000" fo:border-top="none"/>
    </style:style>
    <style:style style:name="ce35" style:family="table-cell" style:parent-style-name="ピボットテーブルのフィールド">
      <style:table-cell-properties fo:border-bottom="0.99pt solid #000000" fo:border-left="0.99pt solid #000000" fo:border-right="0.99pt solid #000000" fo:border-top="2.01pt solid #000000"/>
    </style:style>
    <style:style style:name="ce36" style:family="table-cell" style:parent-style-name="ピボットテーブルのカテゴリー" style:data-style-name="N0">
      <style:table-cell-properties fo:border-bottom="0.99pt solid #000000" fo:border-left="0.99pt solid #000000" fo:border-right="none" fo:border-top="none"/>
    </style:style>
    <style:style style:name="ce37" style:family="table-cell" style:parent-style-name="ピボットテーブルの値">
      <style:table-cell-properties fo:border-bottom="none" fo:border-left="0.99pt solid #000000" fo:border-right="none" fo:border-top="0.99pt solid #000000"/>
    </style:style>
    <style:style style:name="ce38" style:family="table-cell" style:parent-style-name="ピボットテーブルの値">
      <style:table-cell-properties fo:border-bottom="none" fo:border-left="0.99pt solid #000000" fo:border-right="none" fo:border-top="none"/>
    </style:style>
    <style:style style:name="ce39" style:family="table-cell" style:parent-style-name="ピボットテーブルの値">
      <style:table-cell-properties fo:border-bottom="0.99pt solid #000000" fo:border-left="0.99pt solid #000000" fo:border-right="none" fo:border-top="none"/>
    </style:style>
    <style:style style:name="ce40" style:family="table-cell" style:parent-style-name="ピボットテーブルの値">
      <style:table-cell-properties fo:border-bottom="2.01pt solid #000000" fo:border-left="0.99pt solid #000000" fo:border-right="none" fo:border-top="none"/>
    </style:style>
    <style:style style:name="ce23" style:family="table-cell" style:parent-style-name="ピボットテーブルのカテゴリー" style:data-style-name="N0">
      <style:table-cell-properties fo:border-bottom="0.06pt solid #000000" fo:border-left="none" fo:border-right="none" fo:border-top="0.06pt solid #000000"/>
    </style:style>
    <style:style style:name="ce22" style:family="table-cell" style:parent-style-name="ピボットテーブルの値">
      <style:table-cell-properties fo:border-bottom="none" fo:border-left="0.99pt solid #000000" fo:border-right="none" fo:border-top="0.99pt solid #000000"/>
    </style:style>
    <style:style style:name="ce45" style:family="table-cell" style:parent-style-name="ピボットテーブルの角">
      <style:table-cell-properties fo:border-bottom="0.99pt solid #000000" fo:border-left="none" fo:border-right="none" fo:border-top="2.01pt solid #000000"/>
    </style:style>
    <style:style style:name="ce46" style:family="table-cell" style:parent-style-name="ピボットテーブルのカテゴリー" style:data-style-name="N0">
      <style:table-cell-properties fo:border-bottom="0.99pt solid #000000" fo:border-left="none" fo:border-right="none" fo:border-top="none"/>
    </style:style>
    <style:style style:name="ce47" style:family="table-cell" style:parent-style-name="ピボットテーブルの値">
      <style:table-cell-properties fo:border-bottom="none" fo:border-left="none" fo:border-right="none" fo:border-top="0.99pt solid #000000"/>
    </style:style>
    <style:style style:name="ce48" style:family="table-cell" style:parent-style-name="ピボットテーブルの値">
      <style:table-cell-properties fo:border-bottom="0.99pt solid #000000" fo:border-left="none" fo:border-right="none" fo:border-top="none"/>
    </style:style>
    <style:style style:name="ce49" style:family="table-cell" style:parent-style-name="ピボットテーブルの値">
      <style:table-cell-properties fo:border-bottom="2.01pt solid #000000" fo:border-left="none" fo:border-right="none" fo:border-top="none"/>
    </style:style>
    <style:style style:name="ce50" style:family="table-cell" style:parent-style-name="ピボットテーブルの角">
      <style:table-cell-properties fo:border-bottom="0.99pt solid #000000" fo:border-left="none" fo:border-right="2.01pt solid #000000" fo:border-top="2.01pt solid #000000"/>
    </style:style>
    <style:style style:name="ce51" style:family="table-cell" style:parent-style-name="ピボットテーブルのカテゴリー" style:data-style-name="N0">
      <style:table-cell-properties fo:border-bottom="0.99pt solid #000000" fo:border-left="none" fo:border-right="2.01pt solid #000000" fo:border-top="none"/>
    </style:style>
    <style:style style:name="ce52" style:family="table-cell" style:parent-style-name="ピボットテーブルの値">
      <style:table-cell-properties fo:border-bottom="none" fo:border-left="none" fo:border-right="2.01pt solid #000000" fo:border-top="0.99pt solid #000000"/>
    </style:style>
    <style:style style:name="ce55" style:family="table-cell" style:parent-style-name="ピボットテーブルの値">
      <style:table-cell-properties fo:border-bottom="none" fo:border-left="none" fo:border-right="2.01pt solid #000000" fo:border-top="none"/>
    </style:style>
    <style:style style:name="ce59" style:family="table-cell" style:parent-style-name="ピボットテーブルの値">
      <style:table-cell-properties fo:border-bottom="0.99pt solid #000000" fo:border-left="none" fo:border-right="2.01pt solid #000000" fo:border-top="none"/>
    </style:style>
    <style:style style:name="ce60" style:family="table-cell" style:parent-style-name="ピボットテーブルの値">
      <style:table-cell-properties fo:border-bottom="2.01pt solid #000000" fo:border-left="none" fo:border-right="2.01pt solid #000000" fo:border-top="none"/>
    </style:style>
    <style:style style:name="ce76" style:family="table-cell" style:parent-style-name="ピボットテーブルのフィールド">
      <style:table-cell-properties fo:border="none"/>
    </style:style>
    <style:style style:name="ce78" style:family="table-cell" style:parent-style-name="Default" style:data-style-name="N61"/>
    <style:style style:name="ce77" style:family="table-cell" style:parent-style-name="ピボットテーブルのカテゴリー" style:data-style-name="N0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nLB</text:p>
          </table:table-cell>
          <table:table-cell office:value-type="string" calcext:value-type="string">
            <text:p>MeanUB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StddevLB</text:p>
          </table:table-cell>
          <table:table-cell office:value-type="string" calcext:value-type="string">
            <text:p>StddevUB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romList</text:p>
          </table:table-cell>
          <table:table-cell office:value-type="float" office:value="0.274436386928913" calcext:value-type="float">
            <text:p>0.274436386928913</text:p>
          </table:table-cell>
          <table:table-cell office:value-type="float" office:value="0.26917069247612" calcext:value-type="float">
            <text:p>0.26917069247612</text:p>
          </table:table-cell>
          <table:table-cell office:value-type="float" office:value="0.278558930322885" calcext:value-type="float">
            <text:p>0.278558930322885</text:p>
          </table:table-cell>
          <table:table-cell office:value-type="float" office:value="0.00621793552479173" calcext:value-type="float">
            <text:p>0.006217935524792</text:p>
          </table:table-cell>
          <table:table-cell office:value-type="float" office:value="0.00415163394679002" calcext:value-type="float">
            <text:p>0.00415163394679</text:p>
          </table:table-cell>
          <table:table-cell office:value-type="float" office:value="0.00729905028569102" calcext:value-type="float">
            <text:p>0.007299050285691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romAscList</text:p>
          </table:table-cell>
          <table:table-cell office:value-type="float" office:value="0.193883798413799" calcext:value-type="float">
            <text:p>0.193883798413799</text:p>
          </table:table-cell>
          <table:table-cell office:value-type="float" office:value="0.189983133858713" calcext:value-type="float">
            <text:p>0.189983133858713</text:p>
          </table:table-cell>
          <table:table-cell office:value-type="float" office:value="0.196119409940959" calcext:value-type="float">
            <text:p>0.196119409940959</text:p>
          </table:table-cell>
          <table:table-cell office:value-type="float" office:value="0.00409292697911788" calcext:value-type="float">
            <text:p>0.004092926979118</text:p>
          </table:table-cell>
          <table:table-cell office:value-type="float" office:value="0.0017698814751989" calcext:value-type="float">
            <text:p>0.001769881475199</text:p>
          </table:table-cell>
          <table:table-cell office:value-type="float" office:value="0.00612247431622146" calcext:value-type="float">
            <text:p>0.006122474316221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isEmpty</text:p>
          </table:table-cell>
          <table:table-cell office:value-type="float" office:value="0.000000651488701688957" calcext:value-type="float">
            <text:p>6.51488701688957E-07</text:p>
          </table:table-cell>
          <table:table-cell office:value-type="float" office:value="0.000000626955002317709" calcext:value-type="float">
            <text:p>6.26955002317709E-07</text:p>
          </table:table-cell>
          <table:table-cell office:value-type="float" office:value="0.000000669484489067608" calcext:value-type="float">
            <text:p>6.69484489067608E-07</text:p>
          </table:table-cell>
          <table:table-cell office:value-type="float" office:value="0.0000000612386087597699" calcext:value-type="float">
            <text:p>6.12386087597699E-08</text:p>
          </table:table-cell>
          <table:table-cell office:value-type="float" office:value="0.0000000521847954381537" calcext:value-type="float">
            <text:p>5.21847954381537E-08</text:p>
          </table:table-cell>
          <table:table-cell office:value-type="float" office:value="0.0000000733590492678232" calcext:value-type="float">
            <text:p>7.33590492678232E-08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tringCount</text:p>
          </table:table-cell>
          <table:table-cell office:value-type="float" office:value="0.0121842164649142" calcext:value-type="float">
            <text:p>0.012184216464914</text:p>
          </table:table-cell>
          <table:table-cell office:value-type="float" office:value="0.0116243003270417" calcext:value-type="float">
            <text:p>0.011624300327042</text:p>
          </table:table-cell>
          <table:table-cell office:value-type="float" office:value="0.012567618443022" calcext:value-type="float">
            <text:p>0.012567618443022</text:p>
          </table:table-cell>
          <table:table-cell office:value-type="float" office:value="0.0011341250382263" calcext:value-type="float">
            <text:p>0.001134125038226</text:p>
          </table:table-cell>
          <table:table-cell office:value-type="float" office:value="0.000740561545427418" calcext:value-type="float">
            <text:p>0.000740561545427</text:p>
          </table:table-cell>
          <table:table-cell office:value-type="float" office:value="0.00155938152071808" calcext:value-type="float">
            <text:p>0.001559381520718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enumerate10</text:p>
          </table:table-cell>
          <table:table-cell office:value-type="float" office:value="0.0000029443733404161" calcext:value-type="float">
            <text:p>2.9443733404161E-06</text:p>
          </table:table-cell>
          <table:table-cell office:value-type="float" office:value="0.00000282962345376522" calcext:value-type="float">
            <text:p>2.82962345376522E-06</text:p>
          </table:table-cell>
          <table:table-cell office:value-type="float" office:value="0.00000303160669381133" calcext:value-type="float">
            <text:p>3.03160669381133E-06</text:p>
          </table:table-cell>
          <table:table-cell office:value-type="float" office:value="0.000000288648902374404" calcext:value-type="float">
            <text:p>2.88648902374404E-07</text:p>
          </table:table-cell>
          <table:table-cell office:value-type="float" office:value="0.000000225127649416731" calcext:value-type="float">
            <text:p>2.25127649416731E-07</text:p>
          </table:table-cell>
          <table:table-cell office:value-type="float" office:value="0.000000362529419835048" calcext:value-type="float">
            <text:p>3.62529419835048E-07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atch</text:p>
          </table:table-cell>
          <table:table-cell office:value-type="float" office:value="0.000190847001182359" calcext:value-type="float">
            <text:p>0.000190847001182</text:p>
          </table:table-cell>
          <table:table-cell office:value-type="float" office:value="0.000183213546422544" calcext:value-type="float">
            <text:p>0.000183213546423</text:p>
          </table:table-cell>
          <table:table-cell office:value-type="float" office:value="0.000197202753606197" calcext:value-type="float">
            <text:p>0.000197202753606</text:p>
          </table:table-cell>
          <table:table-cell office:value-type="float" office:value="0.000018455341016402" calcext:value-type="float">
            <text:p>1.8455341016402E-05</text:p>
          </table:table-cell>
          <table:table-cell office:value-type="float" office:value="0.0000158235889662399" calcext:value-type="float">
            <text:p>1.58235889662399E-05</text:p>
          </table:table-cell>
          <table:table-cell office:value-type="float" office:value="0.0000209573030159761" calcext:value-type="float">
            <text:p>2.09573030159761E-05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eqv1</text:p>
          </table:table-cell>
          <table:table-cell office:value-type="float" office:value="0.202190677885243" calcext:value-type="float">
            <text:p>0.202190677885243</text:p>
          </table:table-cell>
          <table:table-cell office:value-type="float" office:value="0.198802361670227" calcext:value-type="float">
            <text:p>0.198802361670227</text:p>
          </table:table-cell>
          <table:table-cell office:value-type="float" office:value="0.205365518674831" calcext:value-type="float">
            <text:p>0.205365518674831</text:p>
          </table:table-cell>
          <table:table-cell office:value-type="float" office:value="0.00424377078113662" calcext:value-type="float">
            <text:p>0.004243770781137</text:p>
          </table:table-cell>
          <table:table-cell office:value-type="float" office:value="0.00294805549890421" calcext:value-type="float">
            <text:p>0.002948055498904</text:p>
          </table:table-cell>
          <table:table-cell office:value-type="float" office:value="0.0055036979635086" calcext:value-type="float">
            <text:p>0.005503697963509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eqv2</text:p>
          </table:table-cell>
          <table:table-cell office:value-type="float" office:value="0.0710590530415529" calcext:value-type="float">
            <text:p>0.071059053041553</text:p>
          </table:table-cell>
          <table:table-cell office:value-type="float" office:value="0.0696012187797839" calcext:value-type="float">
            <text:p>0.069601218779784</text:p>
          </table:table-cell>
          <table:table-cell office:value-type="float" office:value="0.0726731286918897" calcext:value-type="float">
            <text:p>0.07267312869189</text:p>
          </table:table-cell>
          <table:table-cell office:value-type="float" office:value="0.00266569295934164" calcext:value-type="float">
            <text:p>0.002665692959342</text:p>
          </table:table-cell>
          <table:table-cell office:value-type="float" office:value="0.00160862683209288" calcext:value-type="float">
            <text:p>0.001608626832093</text:p>
          </table:table-cell>
          <table:table-cell office:value-type="float" office:value="0.00348781537766594" calcext:value-type="float">
            <text:p>0.003487815377666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optimize</text:p>
          </table:table-cell>
          <table:table-cell office:value-type="string" calcext:value-type="string">
            <text:p>minify</text:p>
          </table:table-cell>
          <table:table-cell office:value-type="float" office:value="0.760921674693975" calcext:value-type="float">
            <text:p>0.760921674693975</text:p>
          </table:table-cell>
          <table:table-cell office:value-type="float" office:value="0.737393922182465" calcext:value-type="float">
            <text:p>0.737393922182465</text:p>
          </table:table-cell>
          <table:table-cell office:value-type="float" office:value="0.774337450002638" calcext:value-type="float">
            <text:p>0.774337450002638</text:p>
          </table:table-cell>
          <table:table-cell office:value-type="float" office:value="0.0209696277508955" calcext:value-type="float">
            <text:p>0.020969627750896</text:p>
          </table:table-cell>
          <table:table-cell office:value-type="float" office:value="1.35308431126191E-016" calcext:value-type="float">
            <text:p>1.35308431126191E-16</text:p>
          </table:table-cell>
          <table:table-cell office:value-type="float" office:value="0.0232368044575318" calcext:value-type="float">
            <text:p>0.023236804457532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optimize</text:p>
          </table:table-cell>
          <table:table-cell office:value-type="string" calcext:value-type="string">
            <text:p>topSort</text:p>
          </table:table-cell>
          <table:table-cell office:value-type="float" office:value="0.20152532164819" calcext:value-type="float">
            <text:p>0.20152532164819</text:p>
          </table:table-cell>
          <table:table-cell office:value-type="float" office:value="0.198689837865864" calcext:value-type="float">
            <text:p>0.198689837865864</text:p>
          </table:table-cell>
          <table:table-cell office:value-type="float" office:value="0.203450464184928" calcext:value-type="float">
            <text:p>0.203450464184928</text:p>
          </table:table-cell>
          <table:table-cell office:value-type="float" office:value="0.00301801155564632" calcext:value-type="float">
            <text:p>0.003018011555646</text:p>
          </table:table-cell>
          <table:table-cell office:value-type="float" office:value="0.00153845854455814" calcext:value-type="float">
            <text:p>0.001538458544558</text:p>
          </table:table-cell>
          <table:table-cell office:value-type="float" office:value="0.00417180219577729" calcext:value-type="float">
            <text:p>0.004171802195777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optimize</text:p>
          </table:table-cell>
          <table:table-cell office:value-type="string" calcext:value-type="string">
            <text:p>prune</text:p>
          </table:table-cell>
          <table:table-cell office:value-type="float" office:value="0.0727649642737488" calcext:value-type="float">
            <text:p>0.072764964273749</text:p>
          </table:table-cell>
          <table:table-cell office:value-type="float" office:value="0.0716078163316737" calcext:value-type="float">
            <text:p>0.071607816331674</text:p>
          </table:table-cell>
          <table:table-cell office:value-type="float" office:value="0.0736566411099512" calcext:value-type="float">
            <text:p>0.073656641109951</text:p>
          </table:table-cell>
          <table:table-cell office:value-type="float" office:value="0.00152024062828873" calcext:value-type="float">
            <text:p>0.001520240628289</text:p>
          </table:table-cell>
          <table:table-cell office:value-type="float" office:value="0.000973612703869713" calcext:value-type="float">
            <text:p>0.00097361270387</text:p>
          </table:table-cell>
          <table:table-cell office:value-type="float" office:value="0.0023210175633483" calcext:value-type="float">
            <text:p>0.002321017563348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union</text:p>
          </table:table-cell>
          <table:table-cell office:value-type="float" office:value="0.116622696704196" calcext:value-type="float">
            <text:p>0.116622696704196</text:p>
          </table:table-cell>
          <table:table-cell office:value-type="float" office:value="0.113806131178684" calcext:value-type="float">
            <text:p>0.113806131178684</text:p>
          </table:table-cell>
          <table:table-cell office:value-type="float" office:value="0.120255329062643" calcext:value-type="float">
            <text:p>0.120255329062643</text:p>
          </table:table-cell>
          <table:table-cell office:value-type="float" office:value="0.00446826724909858" calcext:value-type="float">
            <text:p>0.004468267249099</text:p>
          </table:table-cell>
          <table:table-cell office:value-type="float" office:value="0.00350574339563689" calcext:value-type="float">
            <text:p>0.003505743395637</text:p>
          </table:table-cell>
          <table:table-cell office:value-type="float" office:value="0.00599128410413401" calcext:value-type="float">
            <text:p>0.005991284104134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intersection</text:p>
          </table:table-cell>
          <table:table-cell office:value-type="float" office:value="0.0940109379639226" calcext:value-type="float">
            <text:p>0.094010937963923</text:p>
          </table:table-cell>
          <table:table-cell office:value-type="float" office:value="0.0921284843127554" calcext:value-type="float">
            <text:p>0.092128484312755</text:p>
          </table:table-cell>
          <table:table-cell office:value-type="float" office:value="0.0968560080559208" calcext:value-type="float">
            <text:p>0.096856008055921</text:p>
          </table:table-cell>
          <table:table-cell office:value-type="float" office:value="0.00384414301523811" calcext:value-type="float">
            <text:p>0.003844143015238</text:p>
          </table:table-cell>
          <table:table-cell office:value-type="float" office:value="0.00210764504442571" calcext:value-type="float">
            <text:p>0.002107645044426</text:p>
          </table:table-cell>
          <table:table-cell office:value-type="float" office:value="0.00566619772618516" calcext:value-type="float">
            <text:p>0.005666197726185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difference</text:p>
          </table:table-cell>
          <table:table-cell office:value-type="float" office:value="0.110883139660665" calcext:value-type="float">
            <text:p>0.110883139660665</text:p>
          </table:table-cell>
          <table:table-cell office:value-type="float" office:value="0.107235728980638" calcext:value-type="float">
            <text:p>0.107235728980638</text:p>
          </table:table-cell>
          <table:table-cell office:value-type="float" office:value="0.11429318970551" calcext:value-type="float">
            <text:p>0.11429318970551</text:p>
          </table:table-cell>
          <table:table-cell office:value-type="float" office:value="0.00521513671834187" calcext:value-type="float">
            <text:p>0.005215136718342</text:p>
          </table:table-cell>
          <table:table-cell office:value-type="float" office:value="0.00335287676494202" calcext:value-type="float">
            <text:p>0.003352876764942</text:p>
          </table:table-cell>
          <table:table-cell office:value-type="float" office:value="0.00796949927189401" calcext:value-type="float">
            <text:p>0.007969499271894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append</text:p>
          </table:table-cell>
          <table:table-cell office:value-type="float" office:value="0.0259281691607472" calcext:value-type="float">
            <text:p>0.025928169160747</text:p>
          </table:table-cell>
          <table:table-cell office:value-type="float" office:value="0.0245520645526665" calcext:value-type="float">
            <text:p>0.024552064552667</text:p>
          </table:table-cell>
          <table:table-cell office:value-type="float" office:value="0.0270476995062616" calcext:value-type="float">
            <text:p>0.027047699506262</text:p>
          </table:table-cell>
          <table:table-cell office:value-type="float" office:value="0.00290964231153235" calcext:value-type="float">
            <text:p>0.002909642311532</text:p>
          </table:table-cell>
          <table:table-cell office:value-type="float" office:value="0.00181171643684711" calcext:value-type="float">
            <text:p>0.001811716436847</text:p>
          </table:table-cell>
          <table:table-cell office:value-type="float" office:value="0.00398414402907661" calcext:value-type="float">
            <text:p>0.003984144029077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prefixes</text:p>
          </table:table-cell>
          <table:table-cell office:value-type="float" office:value="0.0341974666765757" calcext:value-type="float">
            <text:p>0.034197466676576</text:p>
          </table:table-cell>
          <table:table-cell office:value-type="float" office:value="0.0325837590313023" calcext:value-type="float">
            <text:p>0.032583759031302</text:p>
          </table:table-cell>
          <table:table-cell office:value-type="float" office:value="0.0349716360111088" calcext:value-type="float">
            <text:p>0.034971636011109</text:p>
          </table:table-cell>
          <table:table-cell office:value-type="float" office:value="0.00220271101222915" calcext:value-type="float">
            <text:p>0.002202711012229</text:p>
          </table:table-cell>
          <table:table-cell office:value-type="float" office:value="0.000862327529625211" calcext:value-type="float">
            <text:p>0.000862327529625</text:p>
          </table:table-cell>
          <table:table-cell office:value-type="float" office:value="0.00402652682310406" calcext:value-type="float">
            <text:p>0.004026526823104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uffixes</text:p>
          </table:table-cell>
          <table:table-cell office:value-type="float" office:value="0.635741153486916" calcext:value-type="float">
            <text:p>0.635741153486916</text:p>
          </table:table-cell>
          <table:table-cell office:value-type="float" office:value="0.615133132092056" calcext:value-type="float">
            <text:p>0.615133132092056</text:p>
          </table:table-cell>
          <table:table-cell office:value-type="float" office:value="0.649995200189629" calcext:value-type="float">
            <text:p>0.649995200189629</text:p>
          </table:table-cell>
          <table:table-cell office:value-type="float" office:value="0.0214229542627891" calcext:value-type="float">
            <text:p>0.021422954262789</text:p>
          </table:table-cell>
          <table:table-cell office:value-type="float" office:value="0" calcext:value-type="float">
            <text:p>0</text:p>
          </table:table-cell>
          <table:table-cell office:value-type="float" office:value="0.0246887331025588" calcext:value-type="float">
            <text:p>0.024688733102559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romList</text:p>
          </table:table-cell>
          <table:table-cell office:value-type="float" office:value="0.264904722289648" calcext:value-type="float">
            <text:p>0.264904722289648</text:p>
          </table:table-cell>
          <table:table-cell office:value-type="float" office:value="0.256613360669663" calcext:value-type="float">
            <text:p>0.256613360669663</text:p>
          </table:table-cell>
          <table:table-cell office:value-type="float" office:value="0.26807860184253" calcext:value-type="float">
            <text:p>0.26807860184253</text:p>
          </table:table-cell>
          <table:table-cell office:value-type="float" office:value="0.0057947734976488" calcext:value-type="float">
            <text:p>0.005794773497649</text:p>
          </table:table-cell>
          <table:table-cell office:value-type="float" office:value="0.000504109569080366" calcext:value-type="float">
            <text:p>0.00050410956908</text:p>
          </table:table-cell>
          <table:table-cell office:value-type="float" office:value="0.00732976085692757" calcext:value-type="float">
            <text:p>0.007329760856928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romAscList</text:p>
          </table:table-cell>
          <table:table-cell office:value-type="float" office:value="0.0719342467745304" calcext:value-type="float">
            <text:p>0.07193424677453</text:p>
          </table:table-cell>
          <table:table-cell office:value-type="float" office:value="0.0691889187860859" calcext:value-type="float">
            <text:p>0.069188918786086</text:p>
          </table:table-cell>
          <table:table-cell office:value-type="float" office:value="0.0740832883028912" calcext:value-type="float">
            <text:p>0.074083288302891</text:p>
          </table:table-cell>
          <table:table-cell office:value-type="float" office:value="0.00386731002761703" calcext:value-type="float">
            <text:p>0.003867310027617</text:p>
          </table:table-cell>
          <table:table-cell office:value-type="float" office:value="0.00233480414594819" calcext:value-type="float">
            <text:p>0.002334804145948</text:p>
          </table:table-cell>
          <table:table-cell office:value-type="float" office:value="0.00595697653726414" calcext:value-type="float">
            <text:p>0.005956976537264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isEmpty</text:p>
          </table:table-cell>
          <table:table-cell office:value-type="float" office:value="0.00000000832390178398046" calcext:value-type="float">
            <text:p>8.32390178398046E-09</text:p>
          </table:table-cell>
          <table:table-cell office:value-type="float" office:value="0.00000000795712561894039" calcext:value-type="float">
            <text:p>7.95712561894039E-09</text:p>
          </table:table-cell>
          <table:table-cell office:value-type="float" office:value="0.00000000873316841573801" calcext:value-type="float">
            <text:p>8.73316841573801E-09</text:p>
          </table:table-cell>
          <table:table-cell office:value-type="float" office:value="0.000000000906426430143091" calcext:value-type="float">
            <text:p>9.06426430143091E-10</text:p>
          </table:table-cell>
          <table:table-cell office:value-type="float" office:value="0.000000000678211967749809" calcext:value-type="float">
            <text:p>6.78211967749809E-10</text:p>
          </table:table-cell>
          <table:table-cell office:value-type="float" office:value="0.0000000011931929480761" calcext:value-type="float">
            <text:p>1.1931929480761E-09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tringCount</text:p>
          </table:table-cell>
          <table:table-cell office:value-type="float" office:value="0.00968832339610335" calcext:value-type="float">
            <text:p>0.009688323396103</text:p>
          </table:table-cell>
          <table:table-cell office:value-type="float" office:value="0.00932515848901552" calcext:value-type="float">
            <text:p>0.009325158489016</text:p>
          </table:table-cell>
          <table:table-cell office:value-type="float" office:value="0.00994519536420223" calcext:value-type="float">
            <text:p>0.009945195364202</text:p>
          </table:table-cell>
          <table:table-cell office:value-type="float" office:value="0.000870835976204434" calcext:value-type="float">
            <text:p>0.000870835976204</text:p>
          </table:table-cell>
          <table:table-cell office:value-type="float" office:value="0.000649233102289189" calcext:value-type="float">
            <text:p>0.000649233102289</text:p>
          </table:table-cell>
          <table:table-cell office:value-type="float" office:value="0.00120503667000438" calcext:value-type="float">
            <text:p>0.001205036670004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enumerate10</text:p>
          </table:table-cell>
          <table:table-cell office:value-type="float" office:value="0.00000218744130914253" calcext:value-type="float">
            <text:p>2.18744130914253E-06</text:p>
          </table:table-cell>
          <table:table-cell office:value-type="float" office:value="0.00000211498933427417" calcext:value-type="float">
            <text:p>2.11498933427417E-06</text:p>
          </table:table-cell>
          <table:table-cell office:value-type="float" office:value="0.00000225944968462179" calcext:value-type="float">
            <text:p>2.25944968462179E-06</text:p>
          </table:table-cell>
          <table:table-cell office:value-type="float" office:value="0.000000205714679158772" calcext:value-type="float">
            <text:p>2.05714679158772E-07</text:p>
          </table:table-cell>
          <table:table-cell office:value-type="float" office:value="0.000000165683126825368" calcext:value-type="float">
            <text:p>1.65683126825368E-07</text:p>
          </table:table-cell>
          <table:table-cell office:value-type="float" office:value="0.000000254218320632049" calcext:value-type="float">
            <text:p>2.54218320632049E-07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atch</text:p>
          </table:table-cell>
          <table:table-cell office:value-type="float" office:value="0.000172115684870642" calcext:value-type="float">
            <text:p>0.000172115684871</text:p>
          </table:table-cell>
          <table:table-cell office:value-type="float" office:value="0.000166827052164492" calcext:value-type="float">
            <text:p>0.000166827052164</text:p>
          </table:table-cell>
          <table:table-cell office:value-type="float" office:value="0.000177574486933521" calcext:value-type="float">
            <text:p>0.000177574486934</text:p>
          </table:table-cell>
          <table:table-cell office:value-type="float" office:value="0.0000150944720303516" calcext:value-type="float">
            <text:p>1.50944720303516E-05</text:p>
          </table:table-cell>
          <table:table-cell office:value-type="float" office:value="0.0000117466622016985" calcext:value-type="float">
            <text:p>1.17466622016985E-05</text:p>
          </table:table-cell>
          <table:table-cell office:value-type="float" office:value="0.0000204246437999855" calcext:value-type="float">
            <text:p>2.04246437999855E-05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eqv1</text:p>
          </table:table-cell>
          <table:table-cell office:value-type="float" office:value="0.0186542916003398" calcext:value-type="float">
            <text:p>0.01865429160034</text:p>
          </table:table-cell>
          <table:table-cell office:value-type="float" office:value="0.0179810123061883" calcext:value-type="float">
            <text:p>0.017981012306188</text:p>
          </table:table-cell>
          <table:table-cell office:value-type="float" office:value="0.0194745254092126" calcext:value-type="float">
            <text:p>0.019474525409213</text:p>
          </table:table-cell>
          <table:table-cell office:value-type="float" office:value="0.00171362679377583" calcext:value-type="float">
            <text:p>0.001713626793776</text:p>
          </table:table-cell>
          <table:table-cell office:value-type="float" office:value="0.00111633766259029" calcext:value-type="float">
            <text:p>0.00111633766259</text:p>
          </table:table-cell>
          <table:table-cell office:value-type="float" office:value="0.00274335662077233" calcext:value-type="float">
            <text:p>0.002743356620772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eqv2</text:p>
          </table:table-cell>
          <table:table-cell office:value-type="float" office:value="0.0000932103739035978" calcext:value-type="float">
            <text:p>9.32103739035978E-05</text:p>
          </table:table-cell>
          <table:table-cell office:value-type="float" office:value="0.0000893996337899101" calcext:value-type="float">
            <text:p>8.93996337899101E-05</text:p>
          </table:table-cell>
          <table:table-cell office:value-type="float" office:value="0.000101136015560993" calcext:value-type="float">
            <text:p>0.000101136015561</text:p>
          </table:table-cell>
          <table:table-cell office:value-type="float" office:value="0.00001354025629399" calcext:value-type="float">
            <text:p>1.354025629399E-05</text:p>
          </table:table-cell>
          <table:table-cell office:value-type="float" office:value="0.0000103066242533892" calcext:value-type="float">
            <text:p>1.03066242533892E-05</text:p>
          </table:table-cell>
          <table:table-cell office:value-type="float" office:value="0.000019460088581882" calcext:value-type="float">
            <text:p>1.9460088581882E-05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union</text:p>
          </table:table-cell>
          <table:table-cell office:value-type="float" office:value="0.0355857037672556" calcext:value-type="float">
            <text:p>0.035585703767256</text:p>
          </table:table-cell>
          <table:table-cell office:value-type="float" office:value="0.032636025739515" calcext:value-type="float">
            <text:p>0.032636025739515</text:p>
          </table:table-cell>
          <table:table-cell office:value-type="float" office:value="0.0366415097538916" calcext:value-type="float">
            <text:p>0.036641509753892</text:p>
          </table:table-cell>
          <table:table-cell office:value-type="float" office:value="0.00315415722631847" calcext:value-type="float">
            <text:p>0.003154157226318</text:p>
          </table:table-cell>
          <table:table-cell office:value-type="float" office:value="0.00130694170802997" calcext:value-type="float">
            <text:p>0.00130694170803</text:p>
          </table:table-cell>
          <table:table-cell office:value-type="float" office:value="0.00546996063068608" calcext:value-type="float">
            <text:p>0.005469960630686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intersection</text:p>
          </table:table-cell>
          <table:table-cell office:value-type="float" office:value="0.0527158731195473" calcext:value-type="float">
            <text:p>0.052715873119547</text:p>
          </table:table-cell>
          <table:table-cell office:value-type="float" office:value="0.0496729336572377" calcext:value-type="float">
            <text:p>0.049672933657238</text:p>
          </table:table-cell>
          <table:table-cell office:value-type="float" office:value="0.0541848984111818" calcext:value-type="float">
            <text:p>0.054184898411182</text:p>
          </table:table-cell>
          <table:table-cell office:value-type="float" office:value="0.00366803025895098" calcext:value-type="float">
            <text:p>0.003668030258951</text:p>
          </table:table-cell>
          <table:table-cell office:value-type="float" office:value="0.00149340631842581" calcext:value-type="float">
            <text:p>0.001493406318426</text:p>
          </table:table-cell>
          <table:table-cell office:value-type="float" office:value="0.00619998896202764" calcext:value-type="float">
            <text:p>0.006199988962028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difference</text:p>
          </table:table-cell>
          <table:table-cell office:value-type="float" office:value="0.0171060956110239" calcext:value-type="float">
            <text:p>0.017106095611024</text:p>
          </table:table-cell>
          <table:table-cell office:value-type="float" office:value="0.0165144399694208" calcext:value-type="float">
            <text:p>0.016514439969421</text:p>
          </table:table-cell>
          <table:table-cell office:value-type="float" office:value="0.0175197354048516" calcext:value-type="float">
            <text:p>0.017519735404852</text:p>
          </table:table-cell>
          <table:table-cell office:value-type="float" office:value="0.00112484342472427" calcext:value-type="float">
            <text:p>0.001124843424724</text:p>
          </table:table-cell>
          <table:table-cell office:value-type="float" office:value="0.000757993291836663" calcext:value-type="float">
            <text:p>0.000757993291837</text:p>
          </table:table-cell>
          <table:table-cell office:value-type="float" office:value="0.00164008547360931" calcext:value-type="float">
            <text:p>0.001640085473609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append</text:p>
          </table:table-cell>
          <table:table-cell office:value-type="float" office:value="0.075221379637543" calcext:value-type="float">
            <text:p>0.075221379637543</text:p>
          </table:table-cell>
          <table:table-cell office:value-type="float" office:value="0.0734917336469563" calcext:value-type="float">
            <text:p>0.073491733646956</text:p>
          </table:table-cell>
          <table:table-cell office:value-type="float" office:value="0.076701585221657" calcext:value-type="float">
            <text:p>0.076701585221657</text:p>
          </table:table-cell>
          <table:table-cell office:value-type="float" office:value="0.00258999361970357" calcext:value-type="float">
            <text:p>0.002589993619704</text:p>
          </table:table-cell>
          <table:table-cell office:value-type="float" office:value="0.00159668815627093" calcext:value-type="float">
            <text:p>0.001596688156271</text:p>
          </table:table-cell>
          <table:table-cell office:value-type="float" office:value="0.00390036581863481" calcext:value-type="float">
            <text:p>0.003900365818635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prefixes</text:p>
          </table:table-cell>
          <table:table-cell office:value-type="float" office:value="0.027769746725347" calcext:value-type="float">
            <text:p>0.027769746725347</text:p>
          </table:table-cell>
          <table:table-cell office:value-type="float" office:value="0.0255170084321033" calcext:value-type="float">
            <text:p>0.025517008432103</text:p>
          </table:table-cell>
          <table:table-cell office:value-type="float" office:value="0.028642299199672" calcext:value-type="float">
            <text:p>0.028642299199672</text:p>
          </table:table-cell>
          <table:table-cell office:value-type="float" office:value="0.00290836825299652" calcext:value-type="float">
            <text:p>0.002908368252997</text:p>
          </table:table-cell>
          <table:table-cell office:value-type="float" office:value="0.00155385842098753" calcext:value-type="float">
            <text:p>0.001553858420988</text:p>
          </table:table-cell>
          <table:table-cell office:value-type="float" office:value="0.0049358459662121" calcext:value-type="float">
            <text:p>0.004935845966212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uffixes</text:p>
          </table:table-cell>
          <table:table-cell office:value-type="float" office:value="0.744765765791101" calcext:value-type="float">
            <text:p>0.744765765791101</text:p>
          </table:table-cell>
          <table:table-cell office:value-type="float" office:value="0.73911756184451" calcext:value-type="float">
            <text:p>0.73911756184451</text:p>
          </table:table-cell>
          <table:table-cell office:value-type="float" office:value="0.748205927117831" calcext:value-type="float">
            <text:p>0.748205927117831</text:p>
          </table:table-cell>
          <table:table-cell office:value-type="float" office:value="0.0052289978016158" calcext:value-type="float">
            <text:p>0.005228997801616</text:p>
          </table:table-cell>
          <table:table-cell office:value-type="float" office:value="0" calcext:value-type="float">
            <text:p>0</text:p>
          </table:table-cell>
          <table:table-cell office:value-type="float" office:value="0.00595853420413013" calcext:value-type="float">
            <text:p>0.00595853420413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romList</text:p>
          </table:table-cell>
          <table:table-cell office:value-type="float" office:value="0.298776564351865" calcext:value-type="float">
            <text:p>0.298776564351865</text:p>
          </table:table-cell>
          <table:table-cell office:value-type="float" office:value="0.289958775052634" calcext:value-type="float">
            <text:p>0.289958775052634</text:p>
          </table:table-cell>
          <table:table-cell office:value-type="float" office:value="0.3073964162891" calcext:value-type="float">
            <text:p>0.3073964162891</text:p>
          </table:table-cell>
          <table:table-cell office:value-type="float" office:value="0.0108265275362898" calcext:value-type="float">
            <text:p>0.01082652753629</text:p>
          </table:table-cell>
          <table:table-cell office:value-type="float" office:value="0.000395874723991635" calcext:value-type="float">
            <text:p>0.000395874723992</text:p>
          </table:table-cell>
          <table:table-cell office:value-type="float" office:value="0.0131852450876237" calcext:value-type="float">
            <text:p>0.013185245087624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romAscList</text:p>
          </table:table-cell>
          <table:table-cell office:value-type="float" office:value="0.0221818035775565" calcext:value-type="float">
            <text:p>0.022181803577557</text:p>
          </table:table-cell>
          <table:table-cell office:value-type="float" office:value="0.0205593036392695" calcext:value-type="float">
            <text:p>0.02055930363927</text:p>
          </table:table-cell>
          <table:table-cell office:value-type="float" office:value="0.0230333015143916" calcext:value-type="float">
            <text:p>0.023033301514392</text:p>
          </table:table-cell>
          <table:table-cell office:value-type="float" office:value="0.00219280070709289" calcext:value-type="float">
            <text:p>0.002192800707093</text:p>
          </table:table-cell>
          <table:table-cell office:value-type="float" office:value="0.00154814676125464" calcext:value-type="float">
            <text:p>0.001548146761255</text:p>
          </table:table-cell>
          <table:table-cell office:value-type="float" office:value="0.00311710049811384" calcext:value-type="float">
            <text:p>0.003117100498114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isEmpty</text:p>
          </table:table-cell>
          <table:table-cell office:value-type="float" office:value="0.00000000731953053463529" calcext:value-type="float">
            <text:p>7.31953053463529E-09</text:p>
          </table:table-cell>
          <table:table-cell office:value-type="float" office:value="0.00000000677755446924094" calcext:value-type="float">
            <text:p>6.77755446924094E-09</text:p>
          </table:table-cell>
          <table:table-cell office:value-type="float" office:value="0.00000000793268733545341" calcext:value-type="float">
            <text:p>7.93268733545341E-09</text:p>
          </table:table-cell>
          <table:table-cell office:value-type="float" office:value="0.00000000101825491147517" calcext:value-type="float">
            <text:p>1.01825491147517E-09</text:p>
          </table:table-cell>
          <table:table-cell office:value-type="float" office:value="0.000000000708121502191737" calcext:value-type="float">
            <text:p>7.08121502191737E-10</text:p>
          </table:table-cell>
          <table:table-cell office:value-type="float" office:value="0.00000000132775271952448" calcext:value-type="float">
            <text:p>1.32775271952448E-09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tringCount</text:p>
          </table:table-cell>
          <table:table-cell office:value-type="float" office:value="0.00000000863434018075685" calcext:value-type="float">
            <text:p>8.63434018075685E-09</text:p>
          </table:table-cell>
          <table:table-cell office:value-type="float" office:value="0.00000000727239995755786" calcext:value-type="float">
            <text:p>7.27239995755786E-09</text:p>
          </table:table-cell>
          <table:table-cell office:value-type="float" office:value="0.0000000113164337825111" calcext:value-type="float">
            <text:p>1.13164337825111E-08</text:p>
          </table:table-cell>
          <table:table-cell office:value-type="float" office:value="0.00000000286221652863471" calcext:value-type="float">
            <text:p>2.86221652863471E-09</text:p>
          </table:table-cell>
          <table:table-cell office:value-type="float" office:value="0.000000000686027909994281" calcext:value-type="float">
            <text:p>6.86027909994281E-10</text:p>
          </table:table-cell>
          <table:table-cell office:value-type="float" office:value="0.00000000387403112118618" calcext:value-type="float">
            <text:p>3.87403112118618E-09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enumerate10</text:p>
          </table:table-cell>
          <table:table-cell office:value-type="float" office:value="0.000000406264290844922" calcext:value-type="float">
            <text:p>4.06264290844922E-07</text:p>
          </table:table-cell>
          <table:table-cell office:value-type="float" office:value="0.000000379755874043558" calcext:value-type="float">
            <text:p>3.79755874043558E-07</text:p>
          </table:table-cell>
          <table:table-cell office:value-type="float" office:value="0.000000460726609486082" calcext:value-type="float">
            <text:p>4.60726609486082E-07</text:p>
          </table:table-cell>
          <table:table-cell office:value-type="float" office:value="0.0000000852897222649547" calcext:value-type="float">
            <text:p>8.52897222649547E-08</text:p>
          </table:table-cell>
          <table:table-cell office:value-type="float" office:value="0.0000000353890676369881" calcext:value-type="float">
            <text:p>3.53890676369881E-08</text:p>
          </table:table-cell>
          <table:table-cell office:value-type="float" office:value="0.000000126656284757261" calcext:value-type="float">
            <text:p>1.26656284757261E-07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atch</text:p>
          </table:table-cell>
          <table:table-cell office:value-type="float" office:value="0.000357994004648579" calcext:value-type="float">
            <text:p>0.000357994004649</text:p>
          </table:table-cell>
          <table:table-cell office:value-type="float" office:value="0.000346519192484331" calcext:value-type="float">
            <text:p>0.000346519192484</text:p>
          </table:table-cell>
          <table:table-cell office:value-type="float" office:value="0.000369195049421341" calcext:value-type="float">
            <text:p>0.000369195049421</text:p>
          </table:table-cell>
          <table:table-cell office:value-type="float" office:value="0.0000317003192700614" calcext:value-type="float">
            <text:p>3.17003192700614E-05</text:p>
          </table:table-cell>
          <table:table-cell office:value-type="float" office:value="0.0000256661260177283" calcext:value-type="float">
            <text:p>2.56661260177283E-05</text:p>
          </table:table-cell>
          <table:table-cell office:value-type="float" office:value="0.0000377359551188939" calcext:value-type="float">
            <text:p>3.77359551188939E-05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eqv1</text:p>
          </table:table-cell>
          <table:table-cell office:value-type="float" office:value="0.0132936546890529" calcext:value-type="float">
            <text:p>0.013293654689053</text:p>
          </table:table-cell>
          <table:table-cell office:value-type="float" office:value="0.0126365268603428" calcext:value-type="float">
            <text:p>0.012636526860343</text:p>
          </table:table-cell>
          <table:table-cell office:value-type="float" office:value="0.0137291306133927" calcext:value-type="float">
            <text:p>0.013729130613393</text:p>
          </table:table-cell>
          <table:table-cell office:value-type="float" office:value="0.00138128165122059" calcext:value-type="float">
            <text:p>0.001381281651221</text:p>
          </table:table-cell>
          <table:table-cell office:value-type="float" office:value="0.000985571997035059" calcext:value-type="float">
            <text:p>0.000985571997035</text:p>
          </table:table-cell>
          <table:table-cell office:value-type="float" office:value="0.00186697115095785" calcext:value-type="float">
            <text:p>0.001866971150958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eqv2</text:p>
          </table:table-cell>
          <table:table-cell office:value-type="float" office:value="0.0000000079406283432993" calcext:value-type="float">
            <text:p>7.9406283432993E-09</text:p>
          </table:table-cell>
          <table:table-cell office:value-type="float" office:value="0.00000000715241271013834" calcext:value-type="float">
            <text:p>7.15241271013834E-09</text:p>
          </table:table-cell>
          <table:table-cell office:value-type="float" office:value="0.0000000105988497367293" calcext:value-type="float">
            <text:p>1.05988497367293E-08</text:p>
          </table:table-cell>
          <table:table-cell office:value-type="float" office:value="0.00000000191077697733024" calcext:value-type="float">
            <text:p>1.91077697733024E-09</text:p>
          </table:table-cell>
          <table:table-cell office:value-type="float" office:value="0.000000000453130893772672" calcext:value-type="float">
            <text:p>4.53130893772672E-10</text:p>
          </table:table-cell>
          <table:table-cell office:value-type="float" office:value="0.00000000292352957947245" calcext:value-type="float">
            <text:p>2.92352957947245E-09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union</text:p>
          </table:table-cell>
          <table:table-cell office:value-type="float" office:value="0.0303709567063806" calcext:value-type="float">
            <text:p>0.030370956706381</text:p>
          </table:table-cell>
          <table:table-cell office:value-type="float" office:value="0.0287642083353303" calcext:value-type="float">
            <text:p>0.02876420833533</text:p>
          </table:table-cell>
          <table:table-cell office:value-type="float" office:value="0.0311448658876163" calcext:value-type="float">
            <text:p>0.031144865887616</text:p>
          </table:table-cell>
          <table:table-cell office:value-type="float" office:value="0.00216043464903149" calcext:value-type="float">
            <text:p>0.002160434649031</text:p>
          </table:table-cell>
          <table:table-cell office:value-type="float" office:value="0.00123883316571107" calcext:value-type="float">
            <text:p>0.001238833165711</text:p>
          </table:table-cell>
          <table:table-cell office:value-type="float" office:value="0.00357006926636106" calcext:value-type="float">
            <text:p>0.003570069266361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intersection</text:p>
          </table:table-cell>
          <table:table-cell office:value-type="float" office:value="0.0272315733044796" calcext:value-type="float">
            <text:p>0.02723157330448</text:p>
          </table:table-cell>
          <table:table-cell office:value-type="float" office:value="0.0253508822912753" calcext:value-type="float">
            <text:p>0.025350882291275</text:p>
          </table:table-cell>
          <table:table-cell office:value-type="float" office:value="0.0279990774092966" calcext:value-type="float">
            <text:p>0.027999077409297</text:p>
          </table:table-cell>
          <table:table-cell office:value-type="float" office:value="0.00223862477821069" calcext:value-type="float">
            <text:p>0.002238624778211</text:p>
          </table:table-cell>
          <table:table-cell office:value-type="float" office:value="0.00124726716415378" calcext:value-type="float">
            <text:p>0.001247267164154</text:p>
          </table:table-cell>
          <table:table-cell office:value-type="float" office:value="0.00384090158239064" calcext:value-type="float">
            <text:p>0.003840901582391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difference</text:p>
          </table:table-cell>
          <table:table-cell office:value-type="float" office:value="0.0221015071009811" calcext:value-type="float">
            <text:p>0.022101507100981</text:p>
          </table:table-cell>
          <table:table-cell office:value-type="float" office:value="0.0204772761610927" calcext:value-type="float">
            <text:p>0.020477276161093</text:p>
          </table:table-cell>
          <table:table-cell office:value-type="float" office:value="0.0227687351433105" calcext:value-type="float">
            <text:p>0.022768735143311</text:p>
          </table:table-cell>
          <table:table-cell office:value-type="float" office:value="0.00210359472802649" calcext:value-type="float">
            <text:p>0.002103594728026</text:p>
          </table:table-cell>
          <table:table-cell office:value-type="float" office:value="0.000811831383242958" calcext:value-type="float">
            <text:p>0.000811831383243</text:p>
          </table:table-cell>
          <table:table-cell office:value-type="float" office:value="0.00325073727348078" calcext:value-type="float">
            <text:p>0.003250737273481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append</text:p>
          </table:table-cell>
          <table:table-cell office:value-type="float" office:value="0.346254165142789" calcext:value-type="float">
            <text:p>0.346254165142789</text:p>
          </table:table-cell>
          <table:table-cell office:value-type="float" office:value="0.344615765682621" calcext:value-type="float">
            <text:p>0.344615765682621</text:p>
          </table:table-cell>
          <table:table-cell office:value-type="float" office:value="0.347036729442946" calcext:value-type="float">
            <text:p>0.347036729442946</text:p>
          </table:table-cell>
          <table:table-cell office:value-type="float" office:value="0.00142314580624866" calcext:value-type="float">
            <text:p>0.001423145806249</text:p>
          </table:table-cell>
          <table:table-cell office:value-type="float" office:value="6.80878964320897E-017" calcext:value-type="float">
            <text:p>6.80878964320897E-17</text:p>
          </table:table-cell>
          <table:table-cell office:value-type="float" office:value="0.00148234998004359" calcext:value-type="float">
            <text:p>0.001482349980044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prefixes</text:p>
          </table:table-cell>
          <table:table-cell office:value-type="float" office:value="0.621127918841953" calcext:value-type="float">
            <text:p>0.621127918841953</text:p>
          </table:table-cell>
          <table:table-cell office:value-type="float" office:value="0.616275152159367" calcext:value-type="float">
            <text:p>0.616275152159367</text:p>
          </table:table-cell>
          <table:table-cell office:value-type="float" office:value="0.625600542706837" calcext:value-type="float">
            <text:p>0.625600542706837</text:p>
          </table:table-cell>
          <table:table-cell office:value-type="float" office:value="0.00743948324012972" calcext:value-type="float">
            <text:p>0.00743948324013</text:p>
          </table:table-cell>
          <table:table-cell office:value-type="float" office:value="0" calcext:value-type="float">
            <text:p>0</text:p>
          </table:table-cell>
          <table:table-cell office:value-type="float" office:value="0.00774681177712347" calcext:value-type="float">
            <text:p>0.007746811777123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uffixes</text:p>
          </table:table-cell>
          <table:table-cell office:value-type="float" office:value="1.0785913429418" calcext:value-type="float">
            <text:p>1.0785913429418</text:p>
          </table:table-cell>
          <table:table-cell office:value-type="float" office:value="1.05775462272411" calcext:value-type="float">
            <text:p>1.05775462272411</text:p>
          </table:table-cell>
          <table:table-cell office:value-type="float" office:value="1.09135161690684" calcext:value-type="float">
            <text:p>1.09135161690684</text:p>
          </table:table-cell>
          <table:table-cell office:value-type="float" office:value="0.0193645998322026" calcext:value-type="float">
            <text:p>0.019364599832203</text:p>
          </table:table-cell>
          <table:table-cell office:value-type="float" office:value="0" calcext:value-type="float">
            <text:p>0</text:p>
          </table:table-cell>
          <table:table-cell office:value-type="float" office:value="0.0221014428259517" calcext:value-type="float">
            <text:p>0.022101442825952</text:p>
          </table:table-cell>
        </table:table-row>
      </table:table>
      <table:table table:name="ピボットテーブル_bench_2" table:style-name="ta1">
        <table:shapes>
          <draw:frame draw:z-index="0" draw:style-name="gr1" draw:text-style-name="P1" svg:width="195.76mm" svg:height="106.78mm" svg:x="131.04mm" svg:y="2.12mm">
            <draw:object draw:notify-on-update-of-ranges="ピボットテーブル_bench_2.B22:ピボットテーブル_bench_2.B35 ピボットテーブル_bench_2.C21:ピボットテーブル_bench_2.C21 ピボットテーブル_bench_2.C22:ピボットテーブル_bench_2.C35 ピボットテーブル_bench_2.D21:ピボットテーブル_bench_2.D21 ピボットテーブル_bench_2.D22:ピボットテーブル_bench_2.D35 ピボットテーブル_bench_2.E21:ピボットテーブル_bench_2.E21 ピボットテーブル_bench_2.E22:ピボットテーブル_bench_2.E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44.45mm" svg:y="114.68mm">
            <draw:object draw:notify-on-update-of-ranges="ピボットテーブル_bench_2.B39:ピボットテーブル_bench_2.B43 ピボットテーブル_bench_2.C38:ピボットテーブル_bench_2.C38 ピボットテーブル_bench_2.C39:ピボットテーブル_bench_2.C43 ピボットテーブル_bench_2.D38:ピボットテーブル_bench_2.D38 ピボットテーブル_bench_2.D39:ピボットテーブル_bench_2.D43 ピボットテーブル_bench_2.E38:ピボットテーブル_bench_2.E38 ピボットテーブル_bench_2.E39:ピボットテーブル_bench_2.E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305.8mm" svg:y="116.46mm">
            <draw:object draw:notify-on-update-of-ranges="ピボットテーブル_bench_2.B47:ピボットテーブル_bench_2.B55 ピボットテーブル_bench_2.C46:ピボットテーブル_bench_2.C46 ピボットテーブル_bench_2.C47:ピボットテーブル_bench_2.C55 ピボットテーブル_bench_2.D46:ピボットテーブル_bench_2.D46 ピボットテーブル_bench_2.D47:ピボットテーブル_bench_2.D55 ピボットテーブル_bench_2.E46:ピボットテーブル_bench_2.E46 ピボットテーブル_bench_2.E47:ピボットテーブル_bench_2.E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number-columns-repeated="10" table:default-cell-style-name="Default"/>
        <table:table-row table:style-name="ro1">
          <table:table-cell table:style-name="ce1" office:value-type="string" calcext:value-type="string">
            <text:p>合計 - Time</text:p>
          </table:table-cell>
          <table:table-cell table:style-name="ce25"/>
          <table:table-cell table:style-name="ce35" office:value-type="string" calcext:value-type="string">
            <text:p>Name</text:p>
          </table:table-cell>
          <table:table-cell table:style-name="ce45"/>
          <table:table-cell table:style-name="ce50"/>
          <table:table-cell table:number-columns-repeated="2"/>
          <table:table-cell table:style-name="ce78"/>
          <table:table-cell table:number-columns-repeated="2"/>
        </table:table-row>
        <table:table-row table:style-name="ro1">
          <table:table-cell table:style-name="ce2" office:value-type="string" calcext:value-type="string">
            <text:p>Category</text:p>
          </table:table-cell>
          <table:table-cell table:style-name="ce26" office:value-type="string" calcext:value-type="string">
            <text:p>Method</text:p>
          </table:table-cell>
          <table:table-cell table:style-name="ce36" office:value-type="string" calcext:value-type="string">
            <text:p>ADFA</text:p>
          </table:table-cell>
          <table:table-cell table:style-name="ce46" office:value-type="string" calcext:value-type="string">
            <text:p>Set</text:p>
          </table:table-cell>
          <table:table-cell table:style-name="ce51" office:value-type="string" calcext:value-type="string">
            <text:p>Trie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combine</text:p>
          </table:table-cell>
          <table:table-cell table:style-name="ce27" office:value-type="string" calcext:value-type="string">
            <text:p>append</text:p>
          </table:table-cell>
          <table:table-cell table:style-name="ce37" office:value-type="float" office:value="0.0259281691607472" calcext:value-type="float">
            <text:p>0.025928169160747</text:p>
          </table:table-cell>
          <table:table-cell table:style-name="ce47" office:value-type="float" office:value="0.346254165142789" calcext:value-type="float">
            <text:p>0.346254165142789</text:p>
          </table:table-cell>
          <table:table-cell table:style-name="ce52" office:value-type="float" office:value="0.075221379637543" calcext:value-type="float">
            <text:p>0.075221379637543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28" office:value-type="string" calcext:value-type="string">
            <text:p>difference</text:p>
          </table:table-cell>
          <table:table-cell table:style-name="ce38" office:value-type="float" office:value="0.110883139660665" calcext:value-type="float">
            <text:p>0.110883139660665</text:p>
          </table:table-cell>
          <table:table-cell table:style-name="ピボットテーブルの値" office:value-type="float" office:value="0.0221015071009811" calcext:value-type="float">
            <text:p>0.022101507100981</text:p>
          </table:table-cell>
          <table:table-cell table:style-name="ce55" office:value-type="float" office:value="0.0171060956110239" calcext:value-type="float">
            <text:p>0.017106095611024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28" office:value-type="string" calcext:value-type="string">
            <text:p>intersection</text:p>
          </table:table-cell>
          <table:table-cell table:style-name="ce38" office:value-type="float" office:value="0.0940109379639226" calcext:value-type="float">
            <text:p>0.094010937963923</text:p>
          </table:table-cell>
          <table:table-cell table:style-name="ピボットテーブルの値" office:value-type="float" office:value="0.0272315733044796" calcext:value-type="float">
            <text:p>0.02723157330448</text:p>
          </table:table-cell>
          <table:table-cell table:style-name="ce55" office:value-type="float" office:value="0.0527158731195473" calcext:value-type="float">
            <text:p>0.052715873119547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28" office:value-type="string" calcext:value-type="string">
            <text:p>prefixes</text:p>
          </table:table-cell>
          <table:table-cell table:style-name="ce38" office:value-type="float" office:value="0.0341974666765757" calcext:value-type="float">
            <text:p>0.034197466676576</text:p>
          </table:table-cell>
          <table:table-cell table:style-name="ピボットテーブルの値" office:value-type="float" office:value="0.621127918841953" calcext:value-type="float">
            <text:p>0.621127918841953</text:p>
          </table:table-cell>
          <table:table-cell table:style-name="ce55" office:value-type="float" office:value="0.027769746725347" calcext:value-type="float">
            <text:p>0.027769746725347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28" office:value-type="string" calcext:value-type="string">
            <text:p>suffixes</text:p>
          </table:table-cell>
          <table:table-cell table:style-name="ce38" office:value-type="float" office:value="0.635741153486916" calcext:value-type="float">
            <text:p>0.635741153486916</text:p>
          </table:table-cell>
          <table:table-cell table:style-name="ピボットテーブルの値" office:value-type="float" office:value="1.0785913429418" calcext:value-type="float">
            <text:p>1.0785913429418</text:p>
          </table:table-cell>
          <table:table-cell table:style-name="ce55" office:value-type="float" office:value="0.744765765791101" calcext:value-type="float">
            <text:p>0.744765765791101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29" office:value-type="string" calcext:value-type="string">
            <text:p>union</text:p>
          </table:table-cell>
          <table:table-cell table:style-name="ce39" office:value-type="float" office:value="0.116622696704196" calcext:value-type="float">
            <text:p>0.116622696704196</text:p>
          </table:table-cell>
          <table:table-cell table:style-name="ce48" office:value-type="float" office:value="0.0303709567063806" calcext:value-type="float">
            <text:p>0.030370956706381</text:p>
          </table:table-cell>
          <table:table-cell table:style-name="ce59" office:value-type="float" office:value="0.0355857037672556" calcext:value-type="float">
            <text:p>0.035585703767256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construction</text:p>
          </table:table-cell>
          <table:table-cell table:style-name="ce27" office:value-type="string" calcext:value-type="string">
            <text:p>fromAscList</text:p>
          </table:table-cell>
          <table:table-cell table:style-name="ce37" office:value-type="float" office:value="0.193883798413799" calcext:value-type="float">
            <text:p>0.193883798413799</text:p>
          </table:table-cell>
          <table:table-cell table:style-name="ce47" office:value-type="float" office:value="0.0221818035775565" calcext:value-type="float">
            <text:p>0.022181803577557</text:p>
          </table:table-cell>
          <table:table-cell table:style-name="ce52" office:value-type="float" office:value="0.0719342467745304" calcext:value-type="float">
            <text:p>0.07193424677453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29" office:value-type="string" calcext:value-type="string">
            <text:p>fromList</text:p>
          </table:table-cell>
          <table:table-cell table:style-name="ce39" office:value-type="float" office:value="0.274436386928913" calcext:value-type="float">
            <text:p>0.274436386928913</text:p>
          </table:table-cell>
          <table:table-cell table:style-name="ce48" office:value-type="float" office:value="0.298776564351865" calcext:value-type="float">
            <text:p>0.298776564351865</text:p>
          </table:table-cell>
          <table:table-cell table:style-name="ce59" office:value-type="float" office:value="0.264904722289648" calcext:value-type="float">
            <text:p>0.264904722289648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query</text:p>
          </table:table-cell>
          <table:table-cell table:style-name="ce27" office:value-type="string" calcext:value-type="string">
            <text:p>enumerate10</text:p>
          </table:table-cell>
          <table:table-cell table:style-name="ce37" office:value-type="float" office:value="0.0000029443733404161" calcext:value-type="float">
            <text:p>2.9443733404161E-06</text:p>
          </table:table-cell>
          <table:table-cell table:style-name="ce47" office:value-type="float" office:value="0.000000406264290844922" calcext:value-type="float">
            <text:p>4.06264290844922E-07</text:p>
          </table:table-cell>
          <table:table-cell table:style-name="ce52" office:value-type="float" office:value="0.00000218744130914253" calcext:value-type="float">
            <text:p>2.18744130914253E-06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28" office:value-type="string" calcext:value-type="string">
            <text:p>eqv1</text:p>
          </table:table-cell>
          <table:table-cell table:style-name="ce38" office:value-type="float" office:value="0.202190677885243" calcext:value-type="float">
            <text:p>0.202190677885243</text:p>
          </table:table-cell>
          <table:table-cell table:style-name="ピボットテーブルの値" office:value-type="float" office:value="0.0132936546890529" calcext:value-type="float">
            <text:p>0.013293654689053</text:p>
          </table:table-cell>
          <table:table-cell table:style-name="ce55" office:value-type="float" office:value="0.0186542916003398" calcext:value-type="float">
            <text:p>0.01865429160034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28" office:value-type="string" calcext:value-type="string">
            <text:p>eqv2</text:p>
          </table:table-cell>
          <table:table-cell table:style-name="ce38" office:value-type="float" office:value="0.0710590530415529" calcext:value-type="float">
            <text:p>0.071059053041553</text:p>
          </table:table-cell>
          <table:table-cell table:style-name="ピボットテーブルの値" office:value-type="float" office:value="0.0000000079406283432993" calcext:value-type="float">
            <text:p>7.9406283432993E-09</text:p>
          </table:table-cell>
          <table:table-cell table:style-name="ce55" office:value-type="float" office:value="0.0000932103739035978" calcext:value-type="float">
            <text:p>9.32103739035978E-05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28" office:value-type="string" calcext:value-type="string">
            <text:p>isEmpty</text:p>
          </table:table-cell>
          <table:table-cell table:style-name="ce38" office:value-type="float" office:value="0.000000651488701688957" calcext:value-type="float">
            <text:p>6.51488701688957E-07</text:p>
          </table:table-cell>
          <table:table-cell table:style-name="ピボットテーブルの値" office:value-type="float" office:value="0.00000000731953053463529" calcext:value-type="float">
            <text:p>7.31953053463529E-09</text:p>
          </table:table-cell>
          <table:table-cell table:style-name="ce55" office:value-type="float" office:value="0.00000000832390178398046" calcext:value-type="float">
            <text:p>8.32390178398046E-09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28" office:value-type="string" calcext:value-type="string">
            <text:p>match</text:p>
          </table:table-cell>
          <table:table-cell table:style-name="ce38" office:value-type="float" office:value="0.000190847001182359" calcext:value-type="float">
            <text:p>0.000190847001182</text:p>
          </table:table-cell>
          <table:table-cell table:style-name="ピボットテーブルの値" office:value-type="float" office:value="0.000357994004648579" calcext:value-type="float">
            <text:p>0.000357994004649</text:p>
          </table:table-cell>
          <table:table-cell table:style-name="ce55" office:value-type="float" office:value="0.000172115684870642" calcext:value-type="float">
            <text:p>0.000172115684871</text:p>
          </table:table-cell>
          <table:table-cell table:number-columns-repeated="5"/>
        </table:table-row>
        <table:table-row table:style-name="ro1">
          <table:table-cell table:style-name="ce9"/>
          <table:table-cell table:style-name="ce30" office:value-type="string" calcext:value-type="string">
            <text:p>stringCount</text:p>
          </table:table-cell>
          <table:table-cell table:style-name="ce40" office:value-type="float" office:value="0.0121842164649142" calcext:value-type="float">
            <text:p>0.012184216464914</text:p>
          </table:table-cell>
          <table:table-cell table:style-name="ce49" office:value-type="float" office:value="0.00000000863434018075685" calcext:value-type="float">
            <text:p>8.63434018075685E-09</text:p>
          </table:table-cell>
          <table:table-cell table:style-name="ce60" office:value-type="float" office:value="0.00968832339610335" calcext:value-type="float">
            <text:p>0.009688323396103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77"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5" office:value-type="string" calcext:value-type="string">
            <text:p>Category</text:p>
          </table:table-cell>
          <table:table-cell table:style-name="ce15" office:value-type="string" calcext:value-type="string">
            <text:p>Method</text:p>
          </table:table-cell>
          <table:table-cell table:style-name="ce23" office:value-type="string" calcext:value-type="string">
            <text:p>ADFA</text:p>
          </table:table-cell>
          <table:table-cell table:style-name="ce23" office:value-type="string" calcext:value-type="string">
            <text:p>Set</text:p>
          </table:table-cell>
          <table:table-cell table:style-name="ce23" office:value-type="string" calcext:value-type="string">
            <text:p>Trie</text:p>
          </table:table-cell>
          <table:table-cell/>
          <table:table-cell table:style-name="ce76"/>
          <table:table-cell table:style-name="ce77"/>
          <table:table-cell table:number-columns-repeated="2"/>
        </table:table-row>
        <table:table-row table:style-name="ro1">
          <table:table-cell table:style-name="ce3" office:value-type="string" calcext:value-type="string">
            <text:p>combine</text:p>
          </table:table-cell>
          <table:table-cell table:style-name="ce16" office:value-type="string" calcext:value-type="string">
            <text:p>append</text:p>
          </table:table-cell>
          <table:table-cell table:style-name="ce22" table:formula="of:=[.C3]/[.$D3]" office:value-type="float" office:value="0.0748818982438951" calcext:value-type="float">
            <text:p>0.074881898243895</text:p>
          </table:table-cell>
          <table:table-cell table:style-name="ce22" table:formula="of:=[.D3]/[.$D3]" office:value-type="float" office:value="1" calcext:value-type="float">
            <text:p>1</text:p>
          </table:table-cell>
          <table:table-cell table:style-name="ce22" table:formula="of:=[.E3]/[.$D3]" office:value-type="float" office:value="0.217243248486334" calcext:value-type="float">
            <text:p>0.217243248486334</text:p>
          </table:table-cell>
          <table:table-cell/>
          <table:table-cell table:style-name="ce76"/>
          <table:table-cell table:number-columns-repeated="3"/>
        </table:table-row>
        <table:table-row table:style-name="ro1">
          <table:table-cell table:style-name="ce10"/>
          <table:table-cell table:style-name="ce17" office:value-type="string" calcext:value-type="string">
            <text:p>difference</text:p>
          </table:table-cell>
          <table:table-cell table:style-name="ce22" table:formula="of:=[.C4]/[.$D4]" office:value-type="float" office:value="5.01699450422284" calcext:value-type="float">
            <text:p>5.01699450422284</text:p>
          </table:table-cell>
          <table:table-cell table:style-name="ce22" table:formula="of:=[.D4]/[.$D4]" office:value-type="float" office:value="1" calcext:value-type="float">
            <text:p>1</text:p>
          </table:table-cell>
          <table:table-cell table:style-name="ce22" table:formula="of:=[.E4]/[.$D4]" office:value-type="float" office:value="0.773978694433217" calcext:value-type="float">
            <text:p>0.773978694433217</text:p>
          </table:table-cell>
          <table:table-cell/>
          <table:table-cell table:style-name="ce76"/>
          <table:table-cell table:number-columns-repeated="3"/>
        </table:table-row>
        <table:table-row table:style-name="ro1">
          <table:table-cell table:style-name="ce10"/>
          <table:table-cell table:style-name="ce17" office:value-type="string" calcext:value-type="string">
            <text:p>intersection</text:p>
          </table:table-cell>
          <table:table-cell table:style-name="ce22" table:formula="of:=[.C5]/[.$D5]" office:value-type="float" office:value="3.45227713848094" calcext:value-type="float">
            <text:p>3.45227713848094</text:p>
          </table:table-cell>
          <table:table-cell table:style-name="ce22" table:formula="of:=[.D5]/[.$D5]" office:value-type="float" office:value="1" calcext:value-type="float">
            <text:p>1</text:p>
          </table:table-cell>
          <table:table-cell table:style-name="ce22" table:formula="of:=[.E5]/[.$D5]" office:value-type="float" office:value="1.93583648400056" calcext:value-type="float">
            <text:p>1.93583648400056</text:p>
          </table:table-cell>
          <table:table-cell/>
          <table:table-cell table:style-name="ce76"/>
          <table:table-cell table:number-columns-repeated="3"/>
        </table:table-row>
        <table:table-row table:style-name="ro1">
          <table:table-cell table:style-name="ce10"/>
          <table:table-cell table:style-name="ce17" office:value-type="string" calcext:value-type="string">
            <text:p>prefixes</text:p>
          </table:table-cell>
          <table:table-cell table:style-name="ce22" table:formula="of:=[.C6]/[.$D6]" office:value-type="float" office:value="0.0550570432260303" calcext:value-type="float">
            <text:p>0.05505704322603</text:p>
          </table:table-cell>
          <table:table-cell table:style-name="ce22" table:formula="of:=[.D6]/[.$D6]" office:value-type="float" office:value="1" calcext:value-type="float">
            <text:p>1</text:p>
          </table:table-cell>
          <table:table-cell table:style-name="ce22" table:formula="of:=[.E6]/[.$D6]" office:value-type="float" office:value="0.0447085791556781" calcext:value-type="float">
            <text:p>0.044708579155678</text:p>
          </table:table-cell>
          <table:table-cell/>
          <table:table-cell table:style-name="ce76"/>
          <table:table-cell table:number-columns-repeated="3"/>
        </table:table-row>
        <table:table-row table:style-name="ro1">
          <table:table-cell table:style-name="ce10"/>
          <table:table-cell table:style-name="ce17" office:value-type="string" calcext:value-type="string">
            <text:p>suffixes</text:p>
          </table:table-cell>
          <table:table-cell table:style-name="ce22" table:formula="of:=[.C7]/[.$D7]" office:value-type="float" office:value="0.589418001217188" calcext:value-type="float">
            <text:p>0.589418001217188</text:p>
          </table:table-cell>
          <table:table-cell table:style-name="ce22" table:formula="of:=[.D7]/[.$D7]" office:value-type="float" office:value="1" calcext:value-type="float">
            <text:p>1</text:p>
          </table:table-cell>
          <table:table-cell table:style-name="ce22" table:formula="of:=[.E7]/[.$D7]" office:value-type="float" office:value="0.690498556904597" calcext:value-type="float">
            <text:p>0.690498556904597</text:p>
          </table:table-cell>
          <table:table-cell/>
          <table:table-cell table:style-name="ce76"/>
          <table:table-cell table:number-columns-repeated="3"/>
        </table:table-row>
        <table:table-row table:style-name="ro1">
          <table:table-cell table:style-name="ce11"/>
          <table:table-cell table:style-name="ce18" office:value-type="string" calcext:value-type="string">
            <text:p>union</text:p>
          </table:table-cell>
          <table:table-cell table:style-name="ce22" table:formula="of:=[.C8]/[.$D8]" office:value-type="float" office:value="3.83994148856347" calcext:value-type="float">
            <text:p>3.83994148856347</text:p>
          </table:table-cell>
          <table:table-cell table:style-name="ce22" table:formula="of:=[.D8]/[.$D8]" office:value-type="float" office:value="1" calcext:value-type="float">
            <text:p>1</text:p>
          </table:table-cell>
          <table:table-cell table:style-name="ce22" table:formula="of:=[.E8]/[.$D8]" office:value-type="float" office:value="1.17170177124448" calcext:value-type="float">
            <text:p>1.17170177124448</text:p>
          </table:table-cell>
          <table:table-cell/>
          <table:table-cell table:style-name="ce76"/>
          <table:table-cell table:number-columns-repeated="3"/>
        </table:table-row>
        <table:table-row table:style-name="ro1">
          <table:table-cell table:style-name="ce3" office:value-type="string" calcext:value-type="string">
            <text:p>construction</text:p>
          </table:table-cell>
          <table:table-cell table:style-name="ce16" office:value-type="string" calcext:value-type="string">
            <text:p>fromAscList</text:p>
          </table:table-cell>
          <table:table-cell table:style-name="ce22" table:formula="of:=[.C9]/[.$D9]" office:value-type="float" office:value="8.74066879800388" calcext:value-type="float">
            <text:p>8.74066879800388</text:p>
          </table:table-cell>
          <table:table-cell table:style-name="ce22" table:formula="of:=[.D9]/[.$D9]" office:value-type="float" office:value="1" calcext:value-type="float">
            <text:p>1</text:p>
          </table:table-cell>
          <table:table-cell table:style-name="ce22" table:formula="of:=[.E9]/[.$D9]" office:value-type="float" office:value="3.24293948970467" calcext:value-type="float">
            <text:p>3.24293948970467</text:p>
          </table:table-cell>
          <table:table-cell/>
          <table:table-cell table:style-name="ce76"/>
          <table:table-cell table:number-columns-repeated="3"/>
        </table:table-row>
        <table:table-row table:style-name="ro1">
          <table:table-cell table:style-name="ce11"/>
          <table:table-cell table:style-name="ce18" office:value-type="string" calcext:value-type="string">
            <text:p>fromList</text:p>
          </table:table-cell>
          <table:table-cell table:style-name="ce22" table:formula="of:=[.C10]/[.$D10]" office:value-type="float" office:value="0.918533846602885" calcext:value-type="float">
            <text:p>0.918533846602885</text:p>
          </table:table-cell>
          <table:table-cell table:style-name="ce22" table:formula="of:=[.D10]/[.$D10]" office:value-type="float" office:value="1" calcext:value-type="float">
            <text:p>1</text:p>
          </table:table-cell>
          <table:table-cell table:style-name="ce22" table:formula="of:=[.E10]/[.$D10]" office:value-type="float" office:value="0.886631529699475" calcext:value-type="float">
            <text:p>0.886631529699475</text:p>
          </table:table-cell>
          <table:table-cell/>
          <table:table-cell table:style-name="ce76"/>
          <table:table-cell table:number-columns-repeated="3"/>
        </table:table-row>
        <table:table-row table:style-name="ro1">
          <table:table-cell table:style-name="ce3" office:value-type="string" calcext:value-type="string">
            <text:p>query</text:p>
          </table:table-cell>
          <table:table-cell table:style-name="ce16" office:value-type="string" calcext:value-type="string">
            <text:p>enumerate10</text:p>
          </table:table-cell>
          <table:table-cell table:style-name="ce22" table:formula="of:=[.C11]/[.$D11]" office:value-type="float" office:value="7.24743327623647" calcext:value-type="float">
            <text:p>7.24743327623647</text:p>
          </table:table-cell>
          <table:table-cell table:style-name="ce22" table:formula="of:=[.D11]/[.$D11]" office:value-type="float" office:value="1" calcext:value-type="float">
            <text:p>1</text:p>
          </table:table-cell>
          <table:table-cell table:style-name="ce22" table:formula="of:=[.E11]/[.$D11]" office:value-type="float" office:value="5.38428150944114" calcext:value-type="float">
            <text:p>5.38428150944114</text:p>
          </table:table-cell>
          <table:table-cell/>
          <table:table-cell table:style-name="ce76"/>
          <table:table-cell table:number-columns-repeated="3"/>
        </table:table-row>
        <table:table-row table:style-name="ro1">
          <table:table-cell table:style-name="ce10"/>
          <table:table-cell table:style-name="ce17" office:value-type="string" calcext:value-type="string">
            <text:p>eqv1</text:p>
          </table:table-cell>
          <table:table-cell table:style-name="ce22" table:formula="of:=[.C12]/[.$D12]" office:value-type="float" office:value="15.2095629542525" calcext:value-type="float">
            <text:p>15.2095629542525</text:p>
          </table:table-cell>
          <table:table-cell table:style-name="ce22" table:formula="of:=[.D12]/[.$D12]" office:value-type="float" office:value="1" calcext:value-type="float">
            <text:p>1</text:p>
          </table:table-cell>
          <table:table-cell table:style-name="ce22" table:formula="of:=[.E12]/[.$D12]" office:value-type="float" office:value="1.40324779277601" calcext:value-type="float">
            <text:p>1.40324779277601</text:p>
          </table:table-cell>
          <table:table-cell/>
          <table:table-cell table:style-name="ce76"/>
          <table:table-cell table:number-columns-repeated="3"/>
        </table:table-row>
        <table:table-row table:style-name="ro1">
          <table:table-cell table:style-name="ce10"/>
          <table:table-cell table:style-name="ce17" office:value-type="string" calcext:value-type="string">
            <text:p>eqv2</text:p>
          </table:table-cell>
          <table:table-cell table:style-name="ce22" table:formula="of:=[.C13]/[.$D13]" office:value-type="float" office:value="8948794.72624054" calcext:value-type="float">
            <text:p>8948794.72624054</text:p>
          </table:table-cell>
          <table:table-cell table:style-name="ce22" table:formula="of:=[.D13]/[.$D13]" office:value-type="float" office:value="1" calcext:value-type="float">
            <text:p>1</text:p>
          </table:table-cell>
          <table:table-cell table:style-name="ce22" table:formula="of:=[.E13]/[.$D13]" office:value-type="float" office:value="11738.412865306" calcext:value-type="float">
            <text:p>11738.412865306</text:p>
          </table:table-cell>
          <table:table-cell/>
          <table:table-cell table:style-name="ce76"/>
          <table:table-cell table:number-columns-repeated="3"/>
        </table:table-row>
        <table:table-row table:style-name="ro1">
          <table:table-cell table:style-name="ce10"/>
          <table:table-cell table:style-name="ce17" office:value-type="string" calcext:value-type="string">
            <text:p>isEmpty</text:p>
          </table:table-cell>
          <table:table-cell table:style-name="ce22" table:formula="of:=[.C14]/[.$D14]" office:value-type="float" office:value="89.006897178197" calcext:value-type="float">
            <text:p>89.006897178197</text:p>
          </table:table-cell>
          <table:table-cell table:style-name="ce22" table:formula="of:=[.D14]/[.$D14]" office:value-type="float" office:value="1" calcext:value-type="float">
            <text:p>1</text:p>
          </table:table-cell>
          <table:table-cell table:style-name="ce22" table:formula="of:=[.E14]/[.$D14]" office:value-type="float" office:value="1.13721798749149" calcext:value-type="float">
            <text:p>1.13721798749149</text:p>
          </table:table-cell>
          <table:table-cell/>
          <table:table-cell table:style-name="ce76"/>
          <table:table-cell table:number-columns-repeated="3"/>
        </table:table-row>
        <table:table-row table:style-name="ro1">
          <table:table-cell table:style-name="ce10"/>
          <table:table-cell table:style-name="ce17" office:value-type="string" calcext:value-type="string">
            <text:p>match</text:p>
          </table:table-cell>
          <table:table-cell table:style-name="ce22" table:formula="of:=[.C15]/[.$D15]" office:value-type="float" office:value="0.533101109806857" calcext:value-type="float">
            <text:p>0.533101109806857</text:p>
          </table:table-cell>
          <table:table-cell table:style-name="ce22" table:formula="of:=[.D15]/[.$D15]" office:value-type="float" office:value="1" calcext:value-type="float">
            <text:p>1</text:p>
          </table:table-cell>
          <table:table-cell table:style-name="ce22" table:formula="of:=[.E15]/[.$D15]" office:value-type="float" office:value="0.480778120962104" calcext:value-type="float">
            <text:p>0.480778120962104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19" office:value-type="string" calcext:value-type="string">
            <text:p>stringCount</text:p>
          </table:table-cell>
          <table:table-cell table:style-name="ce22" table:formula="of:=[.C16]/[.$D16]" office:value-type="float" office:value="1411134.63331789" calcext:value-type="float">
            <text:p>1411134.63331789</text:p>
          </table:table-cell>
          <table:table-cell table:style-name="ce22" table:formula="of:=[.D16]/[.$D16]" office:value-type="float" office:value="1" calcext:value-type="float">
            <text:p>1</text:p>
          </table:table-cell>
          <table:table-cell table:style-name="ce22" table:formula="of:=[.E16]/[.$D16]" office:value-type="float" office:value="1122068.7618604" calcext:value-type="float">
            <text:p>1122068.7618604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ADF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r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bine</text:p>
          </table:table-cell>
          <table:table-cell office:value-type="string" calcext:value-type="string">
            <text:p>prefixes</text:p>
          </table:table-cell>
          <table:table-cell office:value-type="float" office:value="0.0550570432260303" calcext:value-type="float">
            <text:p>0.05505704322603</text:p>
          </table:table-cell>
          <table:table-cell office:value-type="float" office:value="1" calcext:value-type="float">
            <text:p>1</text:p>
          </table:table-cell>
          <table:table-cell office:value-type="float" office:value="0.0447085791556781" calcext:value-type="float">
            <text:p>0.044708579155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bine</text:p>
          </table:table-cell>
          <table:table-cell office:value-type="string" calcext:value-type="string">
            <text:p>append</text:p>
          </table:table-cell>
          <table:table-cell office:value-type="float" office:value="0.0748818982438951" calcext:value-type="float">
            <text:p>0.074881898243895</text:p>
          </table:table-cell>
          <table:table-cell office:value-type="float" office:value="1" calcext:value-type="float">
            <text:p>1</text:p>
          </table:table-cell>
          <table:table-cell office:value-type="float" office:value="0.217243248486334" calcext:value-type="float">
            <text:p>0.2172432484863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match</text:p>
          </table:table-cell>
          <table:table-cell office:value-type="float" office:value="0.533101109806857" calcext:value-type="float">
            <text:p>0.533101109806857</text:p>
          </table:table-cell>
          <table:table-cell office:value-type="float" office:value="1" calcext:value-type="float">
            <text:p>1</text:p>
          </table:table-cell>
          <table:table-cell office:value-type="float" office:value="0.480778120962104" calcext:value-type="float">
            <text:p>0.480778120962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bine</text:p>
          </table:table-cell>
          <table:table-cell office:value-type="string" calcext:value-type="string">
            <text:p>suffixes</text:p>
          </table:table-cell>
          <table:table-cell office:value-type="float" office:value="0.589418001217188" calcext:value-type="float">
            <text:p>0.589418001217188</text:p>
          </table:table-cell>
          <table:table-cell office:value-type="float" office:value="1" calcext:value-type="float">
            <text:p>1</text:p>
          </table:table-cell>
          <table:table-cell office:value-type="float" office:value="0.690498556904597" calcext:value-type="float">
            <text:p>0.690498556904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fromList</text:p>
          </table:table-cell>
          <table:table-cell office:value-type="float" office:value="0.918533846602885" calcext:value-type="float">
            <text:p>0.918533846602885</text:p>
          </table:table-cell>
          <table:table-cell office:value-type="float" office:value="1" calcext:value-type="float">
            <text:p>1</text:p>
          </table:table-cell>
          <table:table-cell office:value-type="float" office:value="0.886631529699475" calcext:value-type="float">
            <text:p>0.886631529699475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ADF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r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bine</text:p>
          </table:table-cell>
          <table:table-cell office:value-type="string" calcext:value-type="string">
            <text:p>intersection</text:p>
          </table:table-cell>
          <table:table-cell office:value-type="float" office:value="3.45227713848094" calcext:value-type="float">
            <text:p>3.45227713848094</text:p>
          </table:table-cell>
          <table:table-cell office:value-type="float" office:value="1" calcext:value-type="float">
            <text:p>1</text:p>
          </table:table-cell>
          <table:table-cell office:value-type="float" office:value="1.93583648400056" calcext:value-type="float">
            <text:p>1.93583648400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bine</text:p>
          </table:table-cell>
          <table:table-cell office:value-type="string" calcext:value-type="string">
            <text:p>union</text:p>
          </table:table-cell>
          <table:table-cell office:value-type="float" office:value="3.83994148856347" calcext:value-type="float">
            <text:p>3.83994148856347</text:p>
          </table:table-cell>
          <table:table-cell office:value-type="float" office:value="1" calcext:value-type="float">
            <text:p>1</text:p>
          </table:table-cell>
          <table:table-cell office:value-type="float" office:value="1.17170177124448" calcext:value-type="float">
            <text:p>1.171701771244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bine</text:p>
          </table:table-cell>
          <table:table-cell office:value-type="string" calcext:value-type="string">
            <text:p>difference</text:p>
          </table:table-cell>
          <table:table-cell office:value-type="float" office:value="5.01699450422284" calcext:value-type="float">
            <text:p>5.01699450422284</text:p>
          </table:table-cell>
          <table:table-cell office:value-type="float" office:value="1" calcext:value-type="float">
            <text:p>1</text:p>
          </table:table-cell>
          <table:table-cell office:value-type="float" office:value="0.773978694433217" calcext:value-type="float">
            <text:p>0.773978694433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enumerate10</text:p>
          </table:table-cell>
          <table:table-cell office:value-type="float" office:value="7.24743327623647" calcext:value-type="float">
            <text:p>7.24743327623647</text:p>
          </table:table-cell>
          <table:table-cell office:value-type="float" office:value="1" calcext:value-type="float">
            <text:p>1</text:p>
          </table:table-cell>
          <table:table-cell office:value-type="float" office:value="5.38428150944114" calcext:value-type="float">
            <text:p>5.38428150944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fromAscList</text:p>
          </table:table-cell>
          <table:table-cell office:value-type="float" office:value="8.74066879800388" calcext:value-type="float">
            <text:p>8.74066879800388</text:p>
          </table:table-cell>
          <table:table-cell office:value-type="float" office:value="1" calcext:value-type="float">
            <text:p>1</text:p>
          </table:table-cell>
          <table:table-cell office:value-type="float" office:value="3.24293948970467" calcext:value-type="float">
            <text:p>3.242939489704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eqv1</text:p>
          </table:table-cell>
          <table:table-cell office:value-type="float" office:value="15.2095629542525" calcext:value-type="float">
            <text:p>15.2095629542525</text:p>
          </table:table-cell>
          <table:table-cell office:value-type="float" office:value="1" calcext:value-type="float">
            <text:p>1</text:p>
          </table:table-cell>
          <table:table-cell office:value-type="float" office:value="1.40324779277601" calcext:value-type="float">
            <text:p>1.4032477927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isEmpty</text:p>
          </table:table-cell>
          <table:table-cell office:value-type="float" office:value="89.006897178197" calcext:value-type="float">
            <text:p>89.006897178197</text:p>
          </table:table-cell>
          <table:table-cell office:value-type="float" office:value="1" calcext:value-type="float">
            <text:p>1</text:p>
          </table:table-cell>
          <table:table-cell office:value-type="float" office:value="1.13721798749149" calcext:value-type="float">
            <text:p>1.13721798749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stringCount</text:p>
          </table:table-cell>
          <table:table-cell office:value-type="float" office:value="1411134.63331789" calcext:value-type="float">
            <text:p>1411134.63331789</text:p>
          </table:table-cell>
          <table:table-cell office:value-type="float" office:value="1" calcext:value-type="float">
            <text:p>1</text:p>
          </table:table-cell>
          <table:table-cell office:value-type="float" office:value="1122068.7618604" calcext:value-type="float">
            <text:p>1122068.76186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eqv2</text:p>
          </table:table-cell>
          <table:table-cell office:value-type="float" office:value="8948794.72624054" calcext:value-type="float">
            <text:p>8948794.72624054</text:p>
          </table:table-cell>
          <table:table-cell office:value-type="float" office:value="1" calcext:value-type="float">
            <text:p>1</text:p>
          </table:table-cell>
          <table:table-cell office:value-type="float" office:value="11738.412865306" calcext:value-type="float">
            <text:p>11738.412865306</text:p>
          </table:table-cell>
          <table:table-cell table:number-columns-repeated="5"/>
        </table:table-row>
      </table:table>
      <table:named-expressions>
        <table:named-range table:name="Alpha" table:base-cell-address="$ピボットテーブル_bench_2.$H$1" table:cell-range-address="$ピボットテーブル_bench_2.$H$1"/>
      </table:named-expressions>
      <table:database-ranges>
        <table:database-range table:name="__Anonymous_Sheet_DB__1" table:target-range-address="ピボットテーブル_bench_2.A38:ピボットテーブル_bench_2.E52">
          <table:sort>
            <table:sort-by table:field-number="2" table:data-type="automatic"/>
          </table:sort>
        </table:database-range>
      </table:database-ranges>
      <table:data-pilot-tables>
        <table:data-pilot-table table:name="DataPilot2" table:application-data="" table:target-range-address="ピボットテーブル_bench_2.A1:ピボットテーブル_bench_2.E16" table:buttons="ピボットテーブル_bench_2.A2 ピボットテーブル_bench_2.B2 ピボットテーブル_bench_2.C1" table:grand-total="none" table:show-filter-button="false" table:drill-down-on-double-click="false">
          <table:source-cell-range table:cell-range-address="bench.A1:bench.I46"/>
          <table:data-pilot-field table:source-field-name="Name" table:orientation="column" table:used-hierarchy="0" table:function="auto">
            <table:data-pilot-level table:show-empty="false" calcext:repeat-item-labels="false">
              <table:data-pilot-members>
                <table:data-pilot-member table:name="ADFA" table:display="true" table:show-details="true"/>
                <table:data-pilot-member table:name="Set" table:display="true" table:show-details="true"/>
                <table:data-pilot-member table:name="T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combine" table:display="true" table:show-details="true"/>
                <table:data-pilot-member table:name="construction" table:display="true" table:show-details="true"/>
                <table:data-pilot-member table:name="optimize" table:display="false" table:show-details="true"/>
                <table:data-pilot-member table:name="quer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thod" table:orientation="row" table:used-hierarchy="0" table:function="auto">
            <table:data-pilot-level table:show-empty="false" calcext:repeat-item-labels="false">
              <table:data-pilot-members>
                <table:data-pilot-member table:name="append" table:display="true" table:show-details="true"/>
                <table:data-pilot-member table:name="difference" table:display="true" table:show-details="true"/>
                <table:data-pilot-member table:name="enumerate10" table:display="true" table:show-details="true"/>
                <table:data-pilot-member table:name="eqv1" table:display="true" table:show-details="true"/>
                <table:data-pilot-member table:name="eqv2" table:display="true" table:show-details="true"/>
                <table:data-pilot-member table:name="fromAscList" table:display="true" table:show-details="true"/>
                <table:data-pilot-member table:name="fromList" table:display="true" table:show-details="true"/>
                <table:data-pilot-member table:name="intersection" table:display="true" table:show-details="true"/>
                <table:data-pilot-member table:name="isEmpty" table:display="true" table:show-details="true"/>
                <table:data-pilot-member table:name="match" table:display="true" table:show-details="true"/>
                <table:data-pilot-member table:name="minify" table:display="true" table:show-details="true"/>
                <table:data-pilot-member table:name="prefixes" table:display="true" table:show-details="true"/>
                <table:data-pilot-member table:name="prune" table:display="true" table:show-details="true"/>
                <table:data-pilot-member table:name="stringCount" table:display="true" table:show-details="true"/>
                <table:data-pilot-member table:name="suffixes" table:display="true" table:show-details="true"/>
                <table:data-pilot-member table:name="topSort" table:display="true" table:show-details="true"/>
                <table:data-pilot-member table:name="un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sum">
            <table:data-pilot-level table:show-empty="false" calcext:repeat-item-labels="false">
              <table:data-pilot-members>
                <table:data-pilot-member table:name="7.31953053463529E-09" table:display="true" table:show-details="true"/>
                <table:data-pilot-member table:name="7.9406283432993E-09" table:display="true" table:show-details="true"/>
                <table:data-pilot-member table:name="8.32390178398046E-09" table:display="true" table:show-details="true"/>
                <table:data-pilot-member table:name="8.63434018075685E-09" table:display="true" table:show-details="true"/>
                <table:data-pilot-member table:name="4.06264290844922E-07" table:display="true" table:show-details="true"/>
                <table:data-pilot-member table:name="6.51488701688957E-07" table:display="true" table:show-details="true"/>
                <table:data-pilot-member table:name="2.18744130914253E-06" table:display="true" table:show-details="true"/>
                <table:data-pilot-member table:name="2.9443733404161E-06" table:display="true" table:show-details="true"/>
                <table:data-pilot-member table:name="9.32103739035978E-05" table:display="true" table:show-details="true"/>
                <table:data-pilot-member table:name="0.000172115684871" table:display="true" table:show-details="true"/>
                <table:data-pilot-member table:name="0.000190847001182" table:display="true" table:show-details="true"/>
                <table:data-pilot-member table:name="0.000357994004649" table:display="true" table:show-details="true"/>
                <table:data-pilot-member table:name="0.009688323396103" table:display="true" table:show-details="true"/>
                <table:data-pilot-member table:name="0.012184216464914" table:display="true" table:show-details="true"/>
                <table:data-pilot-member table:name="0.013293654689053" table:display="true" table:show-details="true"/>
                <table:data-pilot-member table:name="0.017106095611024" table:display="true" table:show-details="true"/>
                <table:data-pilot-member table:name="0.01865429160034" table:display="true" table:show-details="true"/>
                <table:data-pilot-member table:name="0.022101507100981" table:display="true" table:show-details="true"/>
                <table:data-pilot-member table:name="0.022181803577557" table:display="true" table:show-details="true"/>
                <table:data-pilot-member table:name="0.025928169160747" table:display="true" table:show-details="true"/>
                <table:data-pilot-member table:name="0.02723157330448" table:display="true" table:show-details="true"/>
                <table:data-pilot-member table:name="0.027769746725347" table:display="true" table:show-details="true"/>
                <table:data-pilot-member table:name="0.030370956706381" table:display="true" table:show-details="true"/>
                <table:data-pilot-member table:name="0.034197466676576" table:display="true" table:show-details="true"/>
                <table:data-pilot-member table:name="0.035585703767256" table:display="true" table:show-details="true"/>
                <table:data-pilot-member table:name="0.052715873119547" table:display="true" table:show-details="true"/>
                <table:data-pilot-member table:name="0.071059053041553" table:display="true" table:show-details="true"/>
                <table:data-pilot-member table:name="0.071934246774531" table:display="true" table:show-details="true"/>
                <table:data-pilot-member table:name="0.072764964273749" table:display="true" table:show-details="true"/>
                <table:data-pilot-member table:name="0.075221379637543" table:display="true" table:show-details="true"/>
                <table:data-pilot-member table:name="0.094010937963923" table:display="true" table:show-details="true"/>
                <table:data-pilot-member table:name="0.110883139660665" table:display="true" table:show-details="true"/>
                <table:data-pilot-member table:name="0.116622696704196" table:display="true" table:show-details="true"/>
                <table:data-pilot-member table:name="0.193883798413799" table:display="true" table:show-details="true"/>
                <table:data-pilot-member table:name="0.20152532164819" table:display="true" table:show-details="true"/>
                <table:data-pilot-member table:name="0.202190677885243" table:display="true" table:show-details="true"/>
                <table:data-pilot-member table:name="0.264904722289648" table:display="true" table:show-details="true"/>
                <table:data-pilot-member table:name="0.274436386928913" table:display="true" table:show-details="true"/>
                <table:data-pilot-member table:name="0.298776564351865" table:display="true" table:show-details="true"/>
                <table:data-pilot-member table:name="0.346254165142789" table:display="true" table:show-details="true"/>
                <table:data-pilot-member table:name="0.621127918841953" table:display="true" table:show-details="true"/>
                <table:data-pilot-member table:name="0.635741153486916" table:display="true" table:show-details="true"/>
                <table:data-pilot-member table:name="0.744765765791101" table:display="true" table:show-details="true"/>
                <table:data-pilot-member table:name="0.760921674693975" table:display="true" table:show-details="true"/>
                <table:data-pilot-member table:name="1.07859134294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ピボットテーブルの角" style:family="table-cell" style:parent-style-name="Default"/>
    <style:style style:name="ピボットテーブルの値" style:family="table-cell" style:parent-style-name="Default"/>
    <style:style style:name="ピボットテーブルのフィールド" style:family="table-cell" style:parent-style-name="Default"/>
    <style:style style:name="ピボットテーブルのカテゴリー" style:family="table-cell" style:parent-style-name="Default">
      <style:table-cell-properties style:text-align-source="fix" style:repeat-content="false"/>
      <style:paragraph-properties fo:text-align="start"/>
    </style:style>
    <style:style style:name="ピボットテーブルのタイトル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ピボットテーブルの結果" style:family="table-cell" style:parent-style-name="Default">
      <style:text-properties fo:font-weight="bol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5">0000/00/00</text:date>, <text:time style:data-style-name="N2" text:time-value="15:39:37.29737431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15:42:51.028578381</dc:date>
    <meta:editing-duration>PT1H58M26S</meta:editing-duration>
    <meta:editing-cycles>16</meta:editing-cycles>
    <meta:generator>LibreOffice/5.4.5.1$Linux_X86_64 LibreOffice_project/40m0$Build-1</meta:generator>
    <meta:document-statistic meta:table-count="2" meta:cell-count="6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.1" chart:interval-major="0.2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19cm" svg:y="3.703cm" style:legend-expansion="high" chart:style-name="ch2"/>
        <chart:plot-area chart:style-name="ch3" table:cell-range-address="ピボットテーブル_bench_2.B39:ピボットテーブル_bench_2.E43 ピボットテーブル_bench_2.C38:ピボットテーブル_bench_2.E38" chart:data-source-has-labels="both" svg:x="0.32cm" svg:y="0.18cm" svg:width="13.679cm" svg:height="8.64cm">
          <chartooo:coordinate-region svg:x="1.047cm" svg:y="0.18cm" svg:width="12.952cm" svg:height="7.993cm"/>
          <chart:axis chart:dimension="x" chart:name="primary-x" chart:style-name="ch4" chartooo:axis-type="auto">
            <chartooo:date-scale/>
            <chart:categories table:cell-range-address="ピボットテーブル_bench_2.B39:ピボットテーブル_bench_2.B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ピボットテーブル_bench_2.C39:ピボットテーブル_bench_2.C43" chart:label-cell-address="ピボットテーブル_bench_2.C38:ピボットテーブル_bench_2.C38" chart:class="chart:bar">
            <chart:data-point chart:repeated="5"/>
          </chart:series>
          <chart:series chart:style-name="ch8" chart:values-cell-range-address="ピボットテーブル_bench_2.D39:ピボットテーブル_bench_2.D43" chart:label-cell-address="ピボットテーブル_bench_2.D38:ピボットテーブル_bench_2.D38" chart:class="chart:bar">
            <chart:data-point chart:repeated="5"/>
          </chart:series>
          <chart:series chart:style-name="ch9" chart:values-cell-range-address="ピボットテーブル_bench_2.E39:ピボットテーブル_bench_2.E43" chart:label-cell-address="ピボットテーブル_bench_2.E38:ピボットテーブル_bench_2.E38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FA</text:p>
                <draw:g>
                  <svg:desc>ピボットテーブル_bench_2.C38:ピボットテーブル_bench_2.C38</svg:desc>
                </draw:g>
              </table:table-cell>
              <table:table-cell office:value-type="string">
                <text:p>Set</text:p>
                <draw:g>
                  <svg:desc>ピボットテーブル_bench_2.D38:ピボットテーブル_bench_2.D38</svg:desc>
                </draw:g>
              </table:table-cell>
              <table:table-cell office:value-type="string">
                <text:p>Trie</text:p>
                <draw:g>
                  <svg:desc>ピボットテーブル_bench_2.E38:ピボットテーブル_bench_2.E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fixes</text:p>
                <draw:g>
                  <svg:desc>ピボットテーブル_bench_2.B39:ピボットテーブル_bench_2.B43</svg:desc>
                </draw:g>
              </table:table-cell>
              <table:table-cell office:value-type="float" office:value="0.0550570432260303">
                <text:p>0.0550570432260303</text:p>
                <draw:g>
                  <svg:desc>ピボットテーブル_bench_2.C39:ピボットテーブル_bench_2.C43</svg:desc>
                </draw:g>
              </table:table-cell>
              <table:table-cell office:value-type="float" office:value="1">
                <text:p>1</text:p>
                <draw:g>
                  <svg:desc>ピボットテーブル_bench_2.D39:ピボットテーブル_bench_2.D43</svg:desc>
                </draw:g>
              </table:table-cell>
              <table:table-cell office:value-type="float" office:value="0.0447085791556781">
                <text:p>0.0447085791556781</text:p>
                <draw:g>
                  <svg:desc>ピボットテーブル_bench_2.E39:ピボットテーブル_bench_2.E43</svg:desc>
                </draw:g>
              </table:table-cell>
            </table:table-row>
            <table:table-row>
              <table:table-cell office:value-type="string">
                <text:p>append</text:p>
              </table:table-cell>
              <table:table-cell office:value-type="float" office:value="0.0748818982438951">
                <text:p>0.0748818982438951</text:p>
              </table:table-cell>
              <table:table-cell office:value-type="float" office:value="1">
                <text:p>1</text:p>
              </table:table-cell>
              <table:table-cell office:value-type="float" office:value="0.217243248486334">
                <text:p>0.217243248486334</text:p>
              </table:table-cell>
            </table:table-row>
            <table:table-row>
              <table:table-cell office:value-type="string">
                <text:p>match</text:p>
              </table:table-cell>
              <table:table-cell office:value-type="float" office:value="0.533101109806857">
                <text:p>0.533101109806857</text:p>
              </table:table-cell>
              <table:table-cell office:value-type="float" office:value="1">
                <text:p>1</text:p>
              </table:table-cell>
              <table:table-cell office:value-type="float" office:value="0.480778120962104">
                <text:p>0.480778120962104</text:p>
              </table:table-cell>
            </table:table-row>
            <table:table-row>
              <table:table-cell office:value-type="string">
                <text:p>suffixes</text:p>
              </table:table-cell>
              <table:table-cell office:value-type="float" office:value="0.589418001217188">
                <text:p>0.589418001217188</text:p>
              </table:table-cell>
              <table:table-cell office:value-type="float" office:value="1">
                <text:p>1</text:p>
              </table:table-cell>
              <table:table-cell office:value-type="float" office:value="0.690498556904597">
                <text:p>0.690498556904597</text:p>
              </table:table-cell>
            </table:table-row>
            <table:table-row>
              <table:table-cell office:value-type="string">
                <text:p>fromList</text:p>
              </table:table-cell>
              <table:table-cell office:value-type="float" office:value="0.918533846602885">
                <text:p>0.918533846602885</text:p>
              </table:table-cell>
              <table:table-cell office:value-type="float" office:value="1">
                <text:p>1</text:p>
              </table:table-cell>
              <table:table-cell office:value-type="float" office:value="0.886631529699475">
                <text:p>0.886631529699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style:rotation-angle="90"/>
      <style:graphic-properties svg:stroke-color="#b3b3b3"/>
      <style:text-properties fo:font-size="13pt" style:font-size-asian="13pt" style:font-size-complex="10pt"/>
    </style:style>
    <style:style style:name="ch5" style:family="chart" style:data-style-name="N0">
      <style:chart-properties chart:display-label="true" chart:logarithmic="true" chart:minimum="0.01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2pt" style:font-size-complex="10pt"/>
    </style:style>
    <style:style style:name="ch6" style:family="chart">
      <style:chart-properties chart:auto-position="true" style:rotation-angle="90"/>
      <style:text-properties fo:font-size="12pt" style:font-size-asian="11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77cm" svg:height="10.679cm" xlink:href=".." xlink:type="simple" chart:class="chart:bar" chart:style-name="ch1">
        <chart:legend chart:legend-position="end" svg:x="17.896cm" svg:y="4.542cm" style:legend-expansion="high" chart:style-name="ch2"/>
        <chart:plot-area chart:style-name="ch3" table:cell-range-address="ピボットテーブル_bench_2.B22:ピボットテーブル_bench_2.E35 ピボットテーブル_bench_2.C21:ピボットテーブル_bench_2.E21" chart:data-source-has-labels="both" svg:x="1.546cm" svg:y="0.213cm" svg:width="15.959cm" svg:height="10.253cm">
          <chartooo:coordinate-region svg:x="2.644cm" svg:y="0.213cm" svg:width="14.861cm" svg:height="7.184cm"/>
          <chart:axis chart:dimension="x" chart:name="primary-x" chart:style-name="ch4" chartooo:axis-type="auto">
            <chartooo:date-scale/>
            <chart:categories table:cell-range-address="ピボットテーブル_bench_2.B22:ピボットテーブル_bench_2.B35"/>
          </chart:axis>
          <chart:axis chart:dimension="y" chart:name="primary-y" chart:style-name="ch5">
            <chart:title svg:x="0.451cm" svg:y="7.175cm" chart:style-name="ch6">
              <text:p>Time (Ratio to Set)</text:p>
            </chart:title>
            <chart:grid chart:style-name="ch7" chart:class="major"/>
          </chart:axis>
          <chart:series chart:style-name="ch8" chart:values-cell-range-address="ピボットテーブル_bench_2.C22:ピボットテーブル_bench_2.C35" chart:label-cell-address="ピボットテーブル_bench_2.C21:ピボットテーブル_bench_2.C21" chart:class="chart:bar">
            <chart:data-point chart:repeated="14"/>
          </chart:series>
          <chart:series chart:style-name="ch9" chart:values-cell-range-address="ピボットテーブル_bench_2.D22:ピボットテーブル_bench_2.D35" chart:label-cell-address="ピボットテーブル_bench_2.D21:ピボットテーブル_bench_2.D21" chart:class="chart:bar">
            <chart:data-point chart:repeated="14"/>
          </chart:series>
          <chart:series chart:style-name="ch10" chart:values-cell-range-address="ピボットテーブル_bench_2.E22:ピボットテーブル_bench_2.E35" chart:label-cell-address="ピボットテーブル_bench_2.E21:ピボットテーブル_bench_2.E21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FA</text:p>
                <draw:g>
                  <svg:desc>ピボットテーブル_bench_2.C21:ピボットテーブル_bench_2.C21</svg:desc>
                </draw:g>
              </table:table-cell>
              <table:table-cell office:value-type="string">
                <text:p>Set</text:p>
                <draw:g>
                  <svg:desc>ピボットテーブル_bench_2.D21:ピボットテーブル_bench_2.D21</svg:desc>
                </draw:g>
              </table:table-cell>
              <table:table-cell office:value-type="string">
                <text:p>Trie</text:p>
                <draw:g>
                  <svg:desc>ピボットテーブル_bench_2.E21:ピボットテーブル_bench_2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pend</text:p>
                <draw:g>
                  <svg:desc>ピボットテーブル_bench_2.B22:ピボットテーブル_bench_2.B35</svg:desc>
                </draw:g>
              </table:table-cell>
              <table:table-cell office:value-type="float" office:value="0.0748818982438951">
                <text:p>0.0748818982438951</text:p>
                <draw:g>
                  <svg:desc>ピボットテーブル_bench_2.C22:ピボットテーブル_bench_2.C35</svg:desc>
                </draw:g>
              </table:table-cell>
              <table:table-cell office:value-type="float" office:value="1">
                <text:p>1</text:p>
                <draw:g>
                  <svg:desc>ピボットテーブル_bench_2.D22:ピボットテーブル_bench_2.D35</svg:desc>
                </draw:g>
              </table:table-cell>
              <table:table-cell office:value-type="float" office:value="0.217243248486334">
                <text:p>0.217243248486334</text:p>
                <draw:g>
                  <svg:desc>ピボットテーブル_bench_2.E22:ピボットテーブル_bench_2.E35</svg:desc>
                </draw:g>
              </table:table-cell>
            </table:table-row>
            <table:table-row>
              <table:table-cell office:value-type="string">
                <text:p>difference</text:p>
              </table:table-cell>
              <table:table-cell office:value-type="float" office:value="5.01699450422284">
                <text:p>5.01699450422284</text:p>
              </table:table-cell>
              <table:table-cell office:value-type="float" office:value="1">
                <text:p>1</text:p>
              </table:table-cell>
              <table:table-cell office:value-type="float" office:value="0.773978694433217">
                <text:p>0.773978694433217</text:p>
              </table:table-cell>
            </table:table-row>
            <table:table-row>
              <table:table-cell office:value-type="string">
                <text:p>intersection</text:p>
              </table:table-cell>
              <table:table-cell office:value-type="float" office:value="3.45227713848094">
                <text:p>3.45227713848094</text:p>
              </table:table-cell>
              <table:table-cell office:value-type="float" office:value="1">
                <text:p>1</text:p>
              </table:table-cell>
              <table:table-cell office:value-type="float" office:value="1.93583648400056">
                <text:p>1.93583648400056</text:p>
              </table:table-cell>
            </table:table-row>
            <table:table-row>
              <table:table-cell office:value-type="string">
                <text:p>prefixes</text:p>
              </table:table-cell>
              <table:table-cell office:value-type="float" office:value="0.0550570432260303">
                <text:p>0.0550570432260303</text:p>
              </table:table-cell>
              <table:table-cell office:value-type="float" office:value="1">
                <text:p>1</text:p>
              </table:table-cell>
              <table:table-cell office:value-type="float" office:value="0.0447085791556781">
                <text:p>0.0447085791556781</text:p>
              </table:table-cell>
            </table:table-row>
            <table:table-row>
              <table:table-cell office:value-type="string">
                <text:p>suffixes</text:p>
              </table:table-cell>
              <table:table-cell office:value-type="float" office:value="0.589418001217188">
                <text:p>0.589418001217188</text:p>
              </table:table-cell>
              <table:table-cell office:value-type="float" office:value="1">
                <text:p>1</text:p>
              </table:table-cell>
              <table:table-cell office:value-type="float" office:value="0.690498556904597">
                <text:p>0.690498556904597</text:p>
              </table:table-cell>
            </table:table-row>
            <table:table-row>
              <table:table-cell office:value-type="string">
                <text:p>union</text:p>
              </table:table-cell>
              <table:table-cell office:value-type="float" office:value="3.83994148856347">
                <text:p>3.83994148856347</text:p>
              </table:table-cell>
              <table:table-cell office:value-type="float" office:value="1">
                <text:p>1</text:p>
              </table:table-cell>
              <table:table-cell office:value-type="float" office:value="1.17170177124448">
                <text:p>1.17170177124448</text:p>
              </table:table-cell>
            </table:table-row>
            <table:table-row>
              <table:table-cell office:value-type="string">
                <text:p>fromAscList</text:p>
              </table:table-cell>
              <table:table-cell office:value-type="float" office:value="8.74066879800388">
                <text:p>8.74066879800388</text:p>
              </table:table-cell>
              <table:table-cell office:value-type="float" office:value="1">
                <text:p>1</text:p>
              </table:table-cell>
              <table:table-cell office:value-type="float" office:value="3.24293948970467">
                <text:p>3.24293948970467</text:p>
              </table:table-cell>
            </table:table-row>
            <table:table-row>
              <table:table-cell office:value-type="string">
                <text:p>fromList</text:p>
              </table:table-cell>
              <table:table-cell office:value-type="float" office:value="0.918533846602885">
                <text:p>0.918533846602885</text:p>
              </table:table-cell>
              <table:table-cell office:value-type="float" office:value="1">
                <text:p>1</text:p>
              </table:table-cell>
              <table:table-cell office:value-type="float" office:value="0.886631529699475">
                <text:p>0.886631529699475</text:p>
              </table:table-cell>
            </table:table-row>
            <table:table-row>
              <table:table-cell office:value-type="string">
                <text:p>enumerate10</text:p>
              </table:table-cell>
              <table:table-cell office:value-type="float" office:value="7.24743327623647">
                <text:p>7.24743327623647</text:p>
              </table:table-cell>
              <table:table-cell office:value-type="float" office:value="1">
                <text:p>1</text:p>
              </table:table-cell>
              <table:table-cell office:value-type="float" office:value="5.38428150944114">
                <text:p>5.38428150944114</text:p>
              </table:table-cell>
            </table:table-row>
            <table:table-row>
              <table:table-cell office:value-type="string">
                <text:p>eqv1</text:p>
              </table:table-cell>
              <table:table-cell office:value-type="float" office:value="15.2095629542525">
                <text:p>15.2095629542525</text:p>
              </table:table-cell>
              <table:table-cell office:value-type="float" office:value="1">
                <text:p>1</text:p>
              </table:table-cell>
              <table:table-cell office:value-type="float" office:value="1.40324779277601">
                <text:p>1.40324779277601</text:p>
              </table:table-cell>
            </table:table-row>
            <table:table-row>
              <table:table-cell office:value-type="string">
                <text:p>eqv2</text:p>
              </table:table-cell>
              <table:table-cell office:value-type="float" office:value="8948794.72624054">
                <text:p>8948794.72624054</text:p>
              </table:table-cell>
              <table:table-cell office:value-type="float" office:value="1">
                <text:p>1</text:p>
              </table:table-cell>
              <table:table-cell office:value-type="float" office:value="11738.412865306">
                <text:p>11738.412865306</text:p>
              </table:table-cell>
            </table:table-row>
            <table:table-row>
              <table:table-cell office:value-type="string">
                <text:p>isEmpty</text:p>
              </table:table-cell>
              <table:table-cell office:value-type="float" office:value="89.006897178197">
                <text:p>89.006897178197</text:p>
              </table:table-cell>
              <table:table-cell office:value-type="float" office:value="1">
                <text:p>1</text:p>
              </table:table-cell>
              <table:table-cell office:value-type="float" office:value="1.13721798749149">
                <text:p>1.13721798749149</text:p>
              </table:table-cell>
            </table:table-row>
            <table:table-row>
              <table:table-cell office:value-type="string">
                <text:p>match</text:p>
              </table:table-cell>
              <table:table-cell office:value-type="float" office:value="0.533101109806857">
                <text:p>0.533101109806857</text:p>
              </table:table-cell>
              <table:table-cell office:value-type="float" office:value="1">
                <text:p>1</text:p>
              </table:table-cell>
              <table:table-cell office:value-type="float" office:value="0.480778120962104">
                <text:p>0.480778120962104</text:p>
              </table:table-cell>
            </table:table-row>
            <table:table-row>
              <table:table-cell office:value-type="string">
                <text:p>stringCount</text:p>
              </table:table-cell>
              <table:table-cell office:value-type="float" office:value="1411134.63331789">
                <text:p>1411134.63331789</text:p>
              </table:table-cell>
              <table:table-cell office:value-type="float" office:value="1">
                <text:p>1</text:p>
              </table:table-cell>
              <table:table-cell office:value-type="float" office:value="1122068.7618604">
                <text:p>1122068.76186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style:rotation-angle="90"/>
      <style:graphic-properties svg:stroke-color="#b3b3b3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" chart:origin="0" chart:interval-major="5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19cm" svg:y="3.703cm" style:legend-expansion="high" chart:style-name="ch2"/>
        <chart:plot-area chart:style-name="ch3" table:cell-range-address="ピボットテーブル_bench_2.B46:ピボットテーブル_bench_2.E55" chart:data-source-has-labels="both" svg:x="0.368cm" svg:y="-0.025cm" svg:width="13.621cm" svg:height="8.609cm">
          <chartooo:coordinate-region svg:x="0.989cm" svg:y="0.175cm" svg:width="13cm" svg:height="5.593cm"/>
          <chart:axis chart:dimension="x" chart:name="primary-x" chart:style-name="ch4" chartooo:axis-type="auto">
            <chartooo:date-scale/>
            <chart:categories table:cell-range-address="ピボットテーブル_bench_2.B47:ピボットテーブル_bench_2.B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ピボットテーブル_bench_2.C47:ピボットテーブル_bench_2.C55" chart:label-cell-address="ピボットテーブル_bench_2.C46:ピボットテーブル_bench_2.C46" chart:class="chart:bar">
            <chart:data-point chart:repeated="9"/>
          </chart:series>
          <chart:series chart:style-name="ch8" chart:values-cell-range-address="ピボットテーブル_bench_2.D47:ピボットテーブル_bench_2.D55" chart:label-cell-address="ピボットテーブル_bench_2.D46:ピボットテーブル_bench_2.D46" chart:class="chart:bar">
            <chart:data-point chart:repeated="9"/>
          </chart:series>
          <chart:series chart:style-name="ch9" chart:values-cell-range-address="ピボットテーブル_bench_2.E47:ピボットテーブル_bench_2.E55" chart:label-cell-address="ピボットテーブル_bench_2.E46:ピボットテーブル_bench_2.E46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FA</text:p>
                <draw:g>
                  <svg:desc>ピボットテーブル_bench_2.C46:ピボットテーブル_bench_2.C46</svg:desc>
                </draw:g>
              </table:table-cell>
              <table:table-cell office:value-type="string">
                <text:p>Set</text:p>
                <draw:g>
                  <svg:desc>ピボットテーブル_bench_2.D46:ピボットテーブル_bench_2.D46</svg:desc>
                </draw:g>
              </table:table-cell>
              <table:table-cell office:value-type="string">
                <text:p>Trie</text:p>
                <draw:g>
                  <svg:desc>ピボットテーブル_bench_2.E46:ピボットテーブル_bench_2.E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section</text:p>
                <draw:g>
                  <svg:desc>ピボットテーブル_bench_2.B47:ピボットテーブル_bench_2.B55</svg:desc>
                </draw:g>
              </table:table-cell>
              <table:table-cell office:value-type="float" office:value="3.45227713848094">
                <text:p>3.45227713848094</text:p>
                <draw:g>
                  <svg:desc>ピボットテーブル_bench_2.C47:ピボットテーブル_bench_2.C55</svg:desc>
                </draw:g>
              </table:table-cell>
              <table:table-cell office:value-type="float" office:value="1">
                <text:p>1</text:p>
                <draw:g>
                  <svg:desc>ピボットテーブル_bench_2.D47:ピボットテーブル_bench_2.D55</svg:desc>
                </draw:g>
              </table:table-cell>
              <table:table-cell office:value-type="float" office:value="1.93583648400056">
                <text:p>1.93583648400056</text:p>
                <draw:g>
                  <svg:desc>ピボットテーブル_bench_2.E47:ピボットテーブル_bench_2.E55</svg:desc>
                </draw:g>
              </table:table-cell>
            </table:table-row>
            <table:table-row>
              <table:table-cell office:value-type="string">
                <text:p>union</text:p>
              </table:table-cell>
              <table:table-cell office:value-type="float" office:value="3.83994148856347">
                <text:p>3.83994148856347</text:p>
              </table:table-cell>
              <table:table-cell office:value-type="float" office:value="1">
                <text:p>1</text:p>
              </table:table-cell>
              <table:table-cell office:value-type="float" office:value="1.17170177124448">
                <text:p>1.17170177124448</text:p>
              </table:table-cell>
            </table:table-row>
            <table:table-row>
              <table:table-cell office:value-type="string">
                <text:p>difference</text:p>
              </table:table-cell>
              <table:table-cell office:value-type="float" office:value="5.01699450422284">
                <text:p>5.01699450422284</text:p>
              </table:table-cell>
              <table:table-cell office:value-type="float" office:value="1">
                <text:p>1</text:p>
              </table:table-cell>
              <table:table-cell office:value-type="float" office:value="0.773978694433217">
                <text:p>0.773978694433217</text:p>
              </table:table-cell>
            </table:table-row>
            <table:table-row>
              <table:table-cell office:value-type="string">
                <text:p>enumerate10</text:p>
              </table:table-cell>
              <table:table-cell office:value-type="float" office:value="7.24743327623647">
                <text:p>7.24743327623647</text:p>
              </table:table-cell>
              <table:table-cell office:value-type="float" office:value="1">
                <text:p>1</text:p>
              </table:table-cell>
              <table:table-cell office:value-type="float" office:value="5.38428150944114">
                <text:p>5.38428150944114</text:p>
              </table:table-cell>
            </table:table-row>
            <table:table-row>
              <table:table-cell office:value-type="string">
                <text:p>fromAscList</text:p>
              </table:table-cell>
              <table:table-cell office:value-type="float" office:value="8.74066879800388">
                <text:p>8.74066879800388</text:p>
              </table:table-cell>
              <table:table-cell office:value-type="float" office:value="1">
                <text:p>1</text:p>
              </table:table-cell>
              <table:table-cell office:value-type="float" office:value="3.24293948970467">
                <text:p>3.24293948970467</text:p>
              </table:table-cell>
            </table:table-row>
            <table:table-row>
              <table:table-cell office:value-type="string">
                <text:p>eqv1</text:p>
              </table:table-cell>
              <table:table-cell office:value-type="float" office:value="15.2095629542525">
                <text:p>15.2095629542525</text:p>
              </table:table-cell>
              <table:table-cell office:value-type="float" office:value="1">
                <text:p>1</text:p>
              </table:table-cell>
              <table:table-cell office:value-type="float" office:value="1.40324779277601">
                <text:p>1.40324779277601</text:p>
              </table:table-cell>
            </table:table-row>
            <table:table-row>
              <table:table-cell office:value-type="string">
                <text:p>isEmpty</text:p>
              </table:table-cell>
              <table:table-cell office:value-type="float" office:value="89.006897178197">
                <text:p>89.006897178197</text:p>
              </table:table-cell>
              <table:table-cell office:value-type="float" office:value="1">
                <text:p>1</text:p>
              </table:table-cell>
              <table:table-cell office:value-type="float" office:value="1.13721798749149">
                <text:p>1.13721798749149</text:p>
              </table:table-cell>
            </table:table-row>
            <table:table-row>
              <table:table-cell office:value-type="string">
                <text:p>stringCount</text:p>
              </table:table-cell>
              <table:table-cell office:value-type="float" office:value="1411134.63331789">
                <text:p>1411134.63331789</text:p>
              </table:table-cell>
              <table:table-cell office:value-type="float" office:value="1">
                <text:p>1</text:p>
              </table:table-cell>
              <table:table-cell office:value-type="float" office:value="1122068.7618604">
                <text:p>1122068.7618604</text:p>
              </table:table-cell>
            </table:table-row>
            <table:table-row>
              <table:table-cell office:value-type="string">
                <text:p>eqv2</text:p>
              </table:table-cell>
              <table:table-cell office:value-type="float" office:value="8948794.72624054">
                <text:p>8948794.72624054</text:p>
              </table:table-cell>
              <table:table-cell office:value-type="float" office:value="1">
                <text:p>1</text:p>
              </table:table-cell>
              <table:table-cell office:value-type="float" office:value="11738.412865306">
                <text:p>11738.4128653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